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1.6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nmaxminme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Sstd</text:p>
          </table:table-cell>
          <table:table-cell office:value-type="string" calcext:value-type="string">
            <text:p>AMSrecon</text:p>
          </table:table-cell>
          <table:table-cell office:value-type="string" calcext:value-type="string">
            <text:p>AMSreconstd</text:p>
          </table:table-cell>
          <table:table-cell office:value-type="string" calcext:value-type="string">
            <text:p>sigevents</text:p>
          </table:table-cell>
          <table:table-cell office:value-type="string" calcext:value-type="string">
            <text:p>sigeventsstd</text:p>
          </table:table-cell>
          <table:table-cell office:value-type="string" calcext:value-type="string">
            <text:p>bckevents</text:p>
          </table:table-cell>
          <table:table-cell office:value-type="string" calcext:value-type="string">
            <text:p>ROCIntegral</text:p>
          </table:table-cell>
          <table:table-cell office:value-type="string" calcext:value-type="string">
            <text:p>overtrai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CrossEntropy:MaxDepth=3:MinNodeSize=1%:NTrees=100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/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393.104392165939" calcext:value-type="float">
            <text:p>393.104392165939</text:p>
          </table:table-cell>
          <table:table-cell table:style-name="ce1" office:value-type="float" office:value="21.679" calcext:value-type="float">
            <text:p>21.679</text:p>
          </table:table-cell>
          <table:table-cell table:style-name="ce1" office:value-type="float" office:value="187187.176197906" calcext:value-type="float">
            <text:p>187187.176197906</text:p>
          </table:table-cell>
          <table:table-cell table:style-name="ce1" office:value-type="float" office:value="0.831" calcext:value-type="float">
            <text:p>0.831</text:p>
          </table:table-cell>
          <table:table-cell table:style-name="ce1" office:value-type="float" office:value="1.939" calcext:value-type="float">
            <text:p>1.93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CrossEntropy:MaxDepth=3:MinNodeSize=1%:NTrees=1000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float" office:value="1.127" calcext:value-type="float">
            <text:p>1.127</text:p>
          </table:table-cell>
          <table:table-cell office:value-type="float" office:value="0.031" calcext:value-type="float">
            <text:p>0.031</text:p>
          </table:table-cell>
          <table:table-cell office:value-type="float" office:value="289.122079590956" calcext:value-type="float">
            <text:p>289.122079590956</text:p>
          </table:table-cell>
          <table:table-cell office:value-type="float" office:value="59.925" calcext:value-type="float">
            <text:p>59.925</text:p>
          </table:table-cell>
          <table:table-cell office:value-type="float" office:value="70541.4450963338" calcext:value-type="float">
            <text:p>70541.4450963338</text:p>
          </table:table-cell>
          <table:table-cell office:value-type="float" office:value="0.832" calcext:value-type="float">
            <text:p>0.832</text:p>
          </table:table-cell>
          <table:table-cell office:value-type="float" office:value="1.897" calcext:value-type="float">
            <text:p>1.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1%:NTrees=250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013" calcext:value-type="float">
            <text:p>1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340.384546260039" calcext:value-type="float">
            <text:p>340.384546260039</text:p>
          </table:table-cell>
          <table:table-cell office:value-type="float" office:value="58.876" calcext:value-type="float">
            <text:p>58.876</text:p>
          </table:table-cell>
          <table:table-cell office:value-type="float" office:value="119146.203519185" calcext:value-type="float">
            <text:p>119146.203519185</text:p>
          </table:table-cell>
          <table:table-cell office:value-type="float" office:value="0.834" calcext:value-type="float">
            <text:p>0.834</text:p>
          </table:table-cell>
          <table:table-cell office:value-type="float" office:value="1.938" calcext:value-type="float">
            <text:p>1.9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CrossEntropy:MaxDepth=3:MinNodeSize=1%:NTrees=400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/>
          <table:table-cell table:style-name="ce1" office:value-type="float" office:value="1.063" calcext:value-type="float">
            <text:p>1.063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348.439715432624" calcext:value-type="float">
            <text:p>348.439715432624</text:p>
          </table:table-cell>
          <table:table-cell table:style-name="ce1" office:value-type="float" office:value="36.836" calcext:value-type="float">
            <text:p>36.836</text:p>
          </table:table-cell>
          <table:table-cell table:style-name="ce1" office:value-type="float" office:value="113565.627891541" calcext:value-type="float">
            <text:p>113565.627891541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1.914" calcext:value-type="float">
            <text:p>1.91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CrossEntropy:MaxDepth=3:MinNodeSize=1%:NTrees=600</text:p>
          </table:table-cell>
          <table:table-cell office:value-type="float" office:value="0.916" calcext:value-type="float">
            <text:p>0.916</text:p>
          </table:table-cell>
          <table:table-cell/>
          <table:table-cell office:value-type="float" office:value="2.163" calcext:value-type="float">
            <text:p>2.163</text:p>
          </table:table-cell>
          <table:table-cell office:value-type="float" office:value="1.807" calcext:value-type="float">
            <text:p>1.807</text:p>
          </table:table-cell>
          <table:table-cell office:value-type="float" office:value="241.218038191398" calcext:value-type="float">
            <text:p>241.218038191398</text:p>
          </table:table-cell>
          <table:table-cell office:value-type="float" office:value="205.273" calcext:value-type="float">
            <text:p>205.273</text:p>
          </table:table-cell>
          <table:table-cell office:value-type="float" office:value="71005.7780945698" calcext:value-type="float">
            <text:p>71005.7780945698</text:p>
          </table:table-cell>
          <table:table-cell office:value-type="float" office:value="0.834" calcext:value-type="float">
            <text:p>0.834</text:p>
          </table:table-cell>
          <table:table-cell office:value-type="float" office:value="1.916" calcext:value-type="float">
            <text:p>1.9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10%:NTrees=100</text:p>
          </table:table-cell>
          <table:table-cell office:value-type="float" office:value="0.802" calcext:value-type="float">
            <text:p>0.802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0.02" calcext:value-type="float">
            <text:p>0.02</text:p>
          </table:table-cell>
          <table:table-cell office:value-type="float" office:value="428.08838879317" calcext:value-type="float">
            <text:p>428.08838879317</text:p>
          </table:table-cell>
          <table:table-cell office:value-type="float" office:value="141.032" calcext:value-type="float">
            <text:p>141.032</text:p>
          </table:table-cell>
          <table:table-cell office:value-type="float" office:value="266031.956019084" calcext:value-type="float">
            <text:p>266031.956019084</text:p>
          </table:table-cell>
          <table:table-cell office:value-type="float" office:value="0.827" calcext:value-type="float">
            <text:p>0.827</text:p>
          </table:table-cell>
          <table:table-cell office:value-type="float" office:value="1.948" calcext:value-type="float">
            <text:p>1.9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10%:NTrees=1000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115" calcext:value-type="float">
            <text:p>0.115</text:p>
          </table:table-cell>
          <table:table-cell office:value-type="float" office:value="202.05962450554" calcext:value-type="float">
            <text:p>202.05962450554</text:p>
          </table:table-cell>
          <table:table-cell office:value-type="float" office:value="167.348" calcext:value-type="float">
            <text:p>167.348</text:p>
          </table:table-cell>
          <table:table-cell office:value-type="float" office:value="54410.6971475085" calcext:value-type="float">
            <text:p>54410.6971475085</text:p>
          </table:table-cell>
          <table:table-cell office:value-type="float" office:value="0.828" calcext:value-type="float">
            <text:p>0.828</text:p>
          </table:table-cell>
          <table:table-cell office:value-type="float" office:value="1.909" calcext:value-type="float">
            <text:p>1.9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CrossEntropy:MaxDepth=3:MinNodeSize=10%:NTrees=250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"/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373.644582152367" calcext:value-type="float">
            <text:p>373.644582152367</text:p>
          </table:table-cell>
          <table:table-cell table:style-name="ce1" office:value-type="float" office:value="143.328" calcext:value-type="float">
            <text:p>143.328</text:p>
          </table:table-cell>
          <table:table-cell table:style-name="ce1" office:value-type="float" office:value="178219.92307663" calcext:value-type="float">
            <text:p>178219.92307663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1.953" calcext:value-type="float">
            <text:p>1.95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CrossEntropy:MaxDepth=3:MinNodeSize=10%:NTrees=400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0.971" calcext:value-type="float">
            <text:p>0.971</text:p>
          </table:table-cell>
          <table:table-cell office:value-type="float" office:value="0.017" calcext:value-type="float">
            <text:p>0.017</text:p>
          </table:table-cell>
          <table:table-cell office:value-type="float" office:value="424.238374809424" calcext:value-type="float">
            <text:p>424.238374809424</text:p>
          </table:table-cell>
          <table:table-cell office:value-type="float" office:value="139.384" calcext:value-type="float">
            <text:p>139.384</text:p>
          </table:table-cell>
          <table:table-cell office:value-type="float" office:value="213281.845372518" calcext:value-type="float">
            <text:p>213281.845372518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10%:NTrees=600</text:p>
          </table:table-cell>
          <table:table-cell office:value-type="float" office:value="0.858" calcext:value-type="float">
            <text:p>0.858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045" calcext:value-type="float">
            <text:p>0.045</text:p>
          </table:table-cell>
          <table:table-cell office:value-type="float" office:value="392.907938060661" calcext:value-type="float">
            <text:p>392.907938060661</text:p>
          </table:table-cell>
          <table:table-cell office:value-type="float" office:value="137.999" calcext:value-type="float">
            <text:p>137.999</text:p>
          </table:table-cell>
          <table:table-cell office:value-type="float" office:value="167302.197301229" calcext:value-type="float">
            <text:p>167302.197301229</text:p>
          </table:table-cell>
          <table:table-cell office:value-type="float" office:value="0.829" calcext:value-type="float">
            <text:p>0.829</text:p>
          </table:table-cell>
          <table:table-cell office:value-type="float" office:value="1.925" calcext:value-type="float">
            <text:p>1.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2.5%:NTrees=100</text:p>
          </table:table-cell>
          <table:table-cell office:value-type="float" office:value="0.849" calcext:value-type="float">
            <text:p>0.849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012" calcext:value-type="float">
            <text:p>0.012</text:p>
          </table:table-cell>
          <table:table-cell office:value-type="float" office:value="355.896275825798" calcext:value-type="float">
            <text:p>355.896275825798</text:p>
          </table:table-cell>
          <table:table-cell office:value-type="float" office:value="41.738" calcext:value-type="float">
            <text:p>41.738</text:p>
          </table:table-cell>
          <table:table-cell office:value-type="float" office:value="157488.4753564" calcext:value-type="float">
            <text:p>157488.4753564</text:p>
          </table:table-cell>
          <table:table-cell office:value-type="float" office:value="0.83" calcext:value-type="float">
            <text:p>0.83</text:p>
          </table:table-cell>
          <table:table-cell office:value-type="float" office:value="1.939" calcext:value-type="float">
            <text:p>1.9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2.5%:NTrees=1000</text:p>
          </table:table-cell>
          <table:table-cell office:value-type="float" office:value="0.948" calcext:value-type="float">
            <text:p>0.948</text:p>
          </table:table-cell>
          <table:table-cell/>
          <table:table-cell office:value-type="float" office:value="1.207" calcext:value-type="float">
            <text:p>1.207</text:p>
          </table:table-cell>
          <table:table-cell office:value-type="float" office:value="0.083" calcext:value-type="float">
            <text:p>0.083</text:p>
          </table:table-cell>
          <table:table-cell office:value-type="float" office:value="191.915184641878" calcext:value-type="float">
            <text:p>191.915184641878</text:p>
          </table:table-cell>
          <table:table-cell office:value-type="float" office:value="150.872" calcext:value-type="float">
            <text:p>150.872</text:p>
          </table:table-cell>
          <table:table-cell office:value-type="float" office:value="40944.9803746541" calcext:value-type="float">
            <text:p>40944.9803746541</text:p>
          </table:table-cell>
          <table:table-cell office:value-type="float" office:value="0.83" calcext:value-type="float">
            <text:p>0.83</text:p>
          </table:table-cell>
          <table:table-cell office:value-type="float" office:value="1.886" calcext:value-type="float">
            <text:p>1.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2.5%:NTrees=250</text:p>
          </table:table-cell>
          <table:table-cell office:value-type="float" office:value="0.914" calcext:value-type="float">
            <text:p>0.914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0.054" calcext:value-type="float">
            <text:p>0.054</text:p>
          </table:table-cell>
          <table:table-cell office:value-type="float" office:value="342.786180910965" calcext:value-type="float">
            <text:p>342.786180910965</text:p>
          </table:table-cell>
          <table:table-cell office:value-type="float" office:value="182.101" calcext:value-type="float">
            <text:p>182.101</text:p>
          </table:table-cell>
          <table:table-cell office:value-type="float" office:value="154968.07931749" calcext:value-type="float">
            <text:p>154968.07931749</text:p>
          </table:table-cell>
          <table:table-cell office:value-type="float" office:value="0.834" calcext:value-type="float">
            <text:p>0.834</text:p>
          </table:table-cell>
          <table:table-cell office:value-type="float" office:value="1.937" calcext:value-type="float">
            <text:p>1.9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2.5%:NTrees=400</text:p>
          </table:table-cell>
          <table:table-cell office:value-type="float" office:value="0.888" calcext:value-type="float">
            <text:p>0.888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.036" calcext:value-type="float">
            <text:p>0.036</text:p>
          </table:table-cell>
          <table:table-cell office:value-type="float" office:value="299.418023300668" calcext:value-type="float">
            <text:p>299.418023300668</text:p>
          </table:table-cell>
          <table:table-cell office:value-type="float" office:value="27.908" calcext:value-type="float">
            <text:p>27.908</text:p>
          </table:table-cell>
          <table:table-cell office:value-type="float" office:value="86010.024029394" calcext:value-type="float">
            <text:p>86010.024029394</text:p>
          </table:table-cell>
          <table:table-cell office:value-type="float" office:value="0.834" calcext:value-type="float">
            <text:p>0.834</text:p>
          </table:table-cell>
          <table:table-cell office:value-type="float" office:value="1.928" calcext:value-type="float">
            <text:p>1.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2.5%:NTrees=600</text:p>
          </table:table-cell>
          <table:table-cell office:value-type="float" office:value="0.936" calcext:value-type="float">
            <text:p>0.93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 office:value-type="float" office:value="308.647820696235" calcext:value-type="float">
            <text:p>308.647820696235</text:p>
          </table:table-cell>
          <table:table-cell office:value-type="float" office:value="30.793" calcext:value-type="float">
            <text:p>30.793</text:p>
          </table:table-cell>
          <table:table-cell office:value-type="float" office:value="85743.0467486978" calcext:value-type="float">
            <text:p>85743.0467486978</text:p>
          </table:table-cell>
          <table:table-cell office:value-type="float" office:value="0.833" calcext:value-type="float">
            <text:p>0.833</text:p>
          </table:table-cell>
          <table:table-cell office:value-type="float" office:value="1.907" calcext:value-type="float">
            <text:p>1.9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parationType=CrossEntropy:MaxDepth=3:MinNodeSize=5%:NTrees=100</text:p>
          </table:table-cell>
          <table:table-cell table:style-name="ce2" office:value-type="float" office:value="0.871" calcext:value-type="float">
            <text:p>0.871</text:p>
          </table:table-cell>
          <table:table-cell table:style-name="ce2"/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402.924005478621" calcext:value-type="float">
            <text:p>402.924005478621</text:p>
          </table:table-cell>
          <table:table-cell table:style-name="ce2" office:value-type="float" office:value="22.335" calcext:value-type="float">
            <text:p>22.335</text:p>
          </table:table-cell>
          <table:table-cell table:style-name="ce2" office:value-type="float" office:value="203301.863878886" calcext:value-type="float">
            <text:p>203301.863878886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eparationType=CrossEntropy:MaxDepth=3:MinNodeSize=5%:NTrees=1000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 office:value-type="float" office:value="293.544340396921" calcext:value-type="float">
            <text:p>293.544340396921</text:p>
          </table:table-cell>
          <table:table-cell office:value-type="float" office:value="36.222" calcext:value-type="float">
            <text:p>36.222</text:p>
          </table:table-cell>
          <table:table-cell office:value-type="float" office:value="72637.068536977" calcext:value-type="float">
            <text:p>72637.068536977</text:p>
          </table:table-cell>
          <table:table-cell office:value-type="float" office:value="0.831" calcext:value-type="float">
            <text:p>0.831</text:p>
          </table:table-cell>
          <table:table-cell office:value-type="float" office:value="1.897" calcext:value-type="float">
            <text:p>1.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5%:NTrees=250</text:p>
          </table:table-cell>
          <table:table-cell office:value-type="float" office:value="0.888" calcext:value-type="float">
            <text:p>0.888</text:p>
          </table:table-cell>
          <table:table-cell/>
          <table:table-cell office:value-type="float" office:value="1.001" calcext:value-type="float">
            <text:p>1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375.470332473516" calcext:value-type="float">
            <text:p>375.470332473516</text:p>
          </table:table-cell>
          <table:table-cell office:value-type="float" office:value="24.271" calcext:value-type="float">
            <text:p>24.271</text:p>
          </table:table-cell>
          <table:table-cell office:value-type="float" office:value="148862.319136063" calcext:value-type="float">
            <text:p>148862.319136063</text:p>
          </table:table-cell>
          <table:table-cell office:value-type="float" office:value="0.833" calcext:value-type="float">
            <text:p>0.833</text:p>
          </table:table-cell>
          <table:table-cell office:value-type="float" office:value="1.933" calcext:value-type="float">
            <text:p>1.9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CrossEntropy:MaxDepth=3:MinNodeSize=5%:NTrees=400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/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99.784464143217" calcext:value-type="float">
            <text:p>399.784464143217</text:p>
          </table:table-cell>
          <table:table-cell table:style-name="ce1" office:value-type="float" office:value="94.459" calcext:value-type="float">
            <text:p>94.459</text:p>
          </table:table-cell>
          <table:table-cell table:style-name="ce1" office:value-type="float" office:value="161639.204849243" calcext:value-type="float">
            <text:p>161639.204849243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1.929" calcext:value-type="float">
            <text:p>1.92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CrossEntropy:MaxDepth=3:MinNodeSize=5%:NTrees=600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036" calcext:value-type="float">
            <text:p>0.036</text:p>
          </table:table-cell>
          <table:table-cell office:value-type="float" office:value="328.376566082239" calcext:value-type="float">
            <text:p>328.376566082239</text:p>
          </table:table-cell>
          <table:table-cell office:value-type="float" office:value="22.485" calcext:value-type="float">
            <text:p>22.485</text:p>
          </table:table-cell>
          <table:table-cell office:value-type="float" office:value="96718.5167664488" calcext:value-type="float">
            <text:p>96718.5167664488</text:p>
          </table:table-cell>
          <table:table-cell office:value-type="float" office:value="0.83" calcext:value-type="float">
            <text:p>0.83</text:p>
          </table:table-cell>
          <table:table-cell office:value-type="float" office:value="1.915" calcext:value-type="float">
            <text:p>1.9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parationType=CrossEntropy:MaxDepth=3:MinNodeSize=7.5%:NTrees=100</text:p>
          </table:table-cell>
          <table:table-cell table:style-name="ce2" office:value-type="float" office:value="0.817" calcext:value-type="float">
            <text:p>0.817</text:p>
          </table:table-cell>
          <table:table-cell table:style-name="ce2"/>
          <table:table-cell table:style-name="ce2" office:value-type="float" office:value="0.921" calcext:value-type="float">
            <text:p>0.921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397.228315383196" calcext:value-type="float">
            <text:p>397.228315383196</text:p>
          </table:table-cell>
          <table:table-cell table:style-name="ce2" office:value-type="float" office:value="29.139" calcext:value-type="float">
            <text:p>29.139</text:p>
          </table:table-cell>
          <table:table-cell table:style-name="ce2" office:value-type="float" office:value="196531.558750947" calcext:value-type="float">
            <text:p>196531.558750947</text:p>
          </table:table-cell>
          <table:table-cell table:style-name="ce2" office:value-type="float" office:value="0.825" calcext:value-type="float">
            <text:p>0.825</text:p>
          </table:table-cell>
          <table:table-cell table:style-name="ce2" office:value-type="float" office:value="1.939" calcext:value-type="float">
            <text:p>1.93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eparationType=CrossEntropy:MaxDepth=3:MinNodeSize=7.5%:NTrees=1000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092" calcext:value-type="float">
            <text:p>0.092</text:p>
          </table:table-cell>
          <table:table-cell office:value-type="float" office:value="281.109309241176" calcext:value-type="float">
            <text:p>281.109309241176</text:p>
          </table:table-cell>
          <table:table-cell office:value-type="float" office:value="242.097" calcext:value-type="float">
            <text:p>242.097</text:p>
          </table:table-cell>
          <table:table-cell office:value-type="float" office:value="108032.910303513" calcext:value-type="float">
            <text:p>108032.910303513</text:p>
          </table:table-cell>
          <table:table-cell office:value-type="float" office:value="0.83" calcext:value-type="float">
            <text:p>0.83</text:p>
          </table:table-cell>
          <table:table-cell office:value-type="float" office:value="1.904" calcext:value-type="float">
            <text:p>1.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7.5%:NTrees=250</text:p>
          </table:table-cell>
          <table:table-cell office:value-type="float" office:value="0.871" calcext:value-type="float">
            <text:p>0.871</text:p>
          </table:table-cell>
          <table:table-cell/>
          <table:table-cell office:value-type="float" office:value="0.974" calcext:value-type="float">
            <text:p>0.974</text:p>
          </table:table-cell>
          <table:table-cell office:value-type="float" office:value="0.016" calcext:value-type="float">
            <text:p>0.016</text:p>
          </table:table-cell>
          <table:table-cell office:value-type="float" office:value="348.330129119257" calcext:value-type="float">
            <text:p>348.330129119257</text:p>
          </table:table-cell>
          <table:table-cell office:value-type="float" office:value="194.424" calcext:value-type="float">
            <text:p>194.424</text:p>
          </table:table-cell>
          <table:table-cell office:value-type="float" office:value="165348.29188029" calcext:value-type="float">
            <text:p>165348.29188029</text:p>
          </table:table-cell>
          <table:table-cell office:value-type="float" office:value="0.83" calcext:value-type="float">
            <text:p>0.83</text:p>
          </table:table-cell>
          <table:table-cell office:value-type="float" office:value="1.934" calcext:value-type="float">
            <text:p>1.9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7.5%:NTrees=400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300.364945227901" calcext:value-type="float">
            <text:p>300.364945227901</text:p>
          </table:table-cell>
          <table:table-cell office:value-type="float" office:value="54.165" calcext:value-type="float">
            <text:p>54.165</text:p>
          </table:table-cell>
          <table:table-cell office:value-type="float" office:value="95471.6416064103" calcext:value-type="float">
            <text:p>95471.6416064103</text:p>
          </table:table-cell>
          <table:table-cell office:value-type="float" office:value="0.83" calcext:value-type="float">
            <text:p>0.83</text:p>
          </table:table-cell>
          <table:table-cell office:value-type="float" office:value="1.926" calcext:value-type="float">
            <text:p>1.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axDepth=3:MinNodeSize=7.5%:NTrees=600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2.057" calcext:value-type="float">
            <text:p>2.057</text:p>
          </table:table-cell>
          <table:table-cell office:value-type="float" office:value="1.718" calcext:value-type="float">
            <text:p>1.718</text:p>
          </table:table-cell>
          <table:table-cell office:value-type="float" office:value="204.607053235173" calcext:value-type="float">
            <text:p>204.607053235173</text:p>
          </table:table-cell>
          <table:table-cell office:value-type="float" office:value="173.253" calcext:value-type="float">
            <text:p>173.253</text:p>
          </table:table-cell>
          <table:table-cell office:value-type="float" office:value="58595.5794393818" calcext:value-type="float">
            <text:p>58595.5794393818</text:p>
          </table:table-cell>
          <table:table-cell office:value-type="float" office:value="0.829" calcext:value-type="float">
            <text:p>0.829</text:p>
          </table:table-cell>
          <table:table-cell office:value-type="float" office:value="1.913" calcext:value-type="float">
            <text:p>1.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0:MaxDepth=10</text:p>
          </table:table-cell>
          <table:table-cell office:value-type="float" office:value="0.578" calcext:value-type="float">
            <text:p>0.578</text:p>
          </table:table-cell>
          <table:table-cell/>
          <table:table-cell office:value-type="float" office:value="1.237" calcext:value-type="float">
            <text:p>1.237</text:p>
          </table:table-cell>
          <table:table-cell office:value-type="float" office:value="0.021" calcext:value-type="float">
            <text:p>0.021</text:p>
          </table:table-cell>
          <table:table-cell office:value-type="float" office:value="1292.14730370045" calcext:value-type="float">
            <text:p>1292.14730370045</text:p>
          </table:table-cell>
          <table:table-cell office:value-type="float" office:value="364.23" calcext:value-type="float">
            <text:p>364.23</text:p>
          </table:table-cell>
          <table:table-cell office:value-type="float" office:value="1192458.15034993" calcext:value-type="float">
            <text:p>1192458.15034993</text:p>
          </table:table-cell>
          <table:table-cell office:value-type="float" office:value="0.777" calcext:value-type="float">
            <text:p>0.777</text:p>
          </table:table-cell>
          <table:table-cell office:value-type="float" office:value="1.126" calcext:value-type="float">
            <text:p>1.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0:MaxDepth=15</text:p>
          </table:table-cell>
          <table:table-cell office:value-type="float" office:value="0.677" calcext:value-type="float">
            <text:p>0.677</text:p>
          </table:table-cell>
          <table:table-cell/>
          <table:table-cell office:value-type="float" office:value="1.307" calcext:value-type="float">
            <text:p>1.307</text:p>
          </table:table-cell>
          <table:table-cell office:value-type="float" office:value="0.035" calcext:value-type="float">
            <text:p>0.035</text:p>
          </table:table-cell>
          <table:table-cell office:value-type="float" office:value="1480.84950192769" calcext:value-type="float">
            <text:p>1480.84950192769</text:p>
          </table:table-cell>
          <table:table-cell office:value-type="float" office:value="32.501" calcext:value-type="float">
            <text:p>32.501</text:p>
          </table:table-cell>
          <table:table-cell office:value-type="float" office:value="1331107.94360352" calcext:value-type="float">
            <text:p>1331107.94360352</text:p>
          </table:table-cell>
          <table:table-cell office:value-type="float" office:value="0.773" calcext:value-type="float">
            <text:p>0.773</text:p>
          </table:table-cell>
          <table:table-cell office:value-type="float" office:value="1.029" calcext:value-type="float">
            <text:p>1.0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0:MaxDepth=5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0.422" calcext:value-type="float">
            <text:p>0.422</text:p>
          </table:table-cell>
          <table:table-cell office:value-type="float" office:value="141.403183338543" calcext:value-type="float">
            <text:p>141.403183338543</text:p>
          </table:table-cell>
          <table:table-cell office:value-type="float" office:value="45.282" calcext:value-type="float">
            <text:p>45.282</text:p>
          </table:table-cell>
          <table:table-cell office:value-type="float" office:value="22677.9744463762" calcext:value-type="float">
            <text:p>22677.9744463762</text:p>
          </table:table-cell>
          <table:table-cell office:value-type="float" office:value="0.813" calcext:value-type="float">
            <text:p>0.813</text:p>
          </table:table-cell>
          <table:table-cell office:value-type="float" office:value="1.659" calcext:value-type="float">
            <text:p>1.6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0:MaxDepth=7</text:p>
          </table:table-cell>
          <table:table-cell office:value-type="float" office:value="0.616" calcext:value-type="float">
            <text:p>0.616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3.807" calcext:value-type="float">
            <text:p>3.807</text:p>
          </table:table-cell>
          <table:table-cell office:value-type="float" office:value="348.700519025326" calcext:value-type="float">
            <text:p>348.700519025326</text:p>
          </table:table-cell>
          <table:table-cell office:value-type="float" office:value="527.024" calcext:value-type="float">
            <text:p>527.024</text:p>
          </table:table-cell>
          <table:table-cell office:value-type="float" office:value="246733.448427419" calcext:value-type="float">
            <text:p>246733.448427419</text:p>
          </table:table-cell>
          <table:table-cell office:value-type="float" office:value="0.796" calcext:value-type="float">
            <text:p>0.796</text:p>
          </table:table-cell>
          <table:table-cell office:value-type="float" office:value="1.389" calcext:value-type="float">
            <text:p>1.3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:MaxDepth=10</text:p>
          </table:table-cell>
          <table:table-cell office:value-type="float" office:value="0.799" calcext:value-type="float">
            <text:p>0.799</text:p>
          </table:table-cell>
          <table:table-cell/>
          <table:table-cell office:value-type="float" office:value="1.313" calcext:value-type="float">
            <text:p>1.313</text:p>
          </table:table-cell>
          <table:table-cell office:value-type="float" office:value="0.092" calcext:value-type="float">
            <text:p>0.092</text:p>
          </table:table-cell>
          <table:table-cell office:value-type="float" office:value="113.552524497112" calcext:value-type="float">
            <text:p>113.552524497112</text:p>
          </table:table-cell>
          <table:table-cell office:value-type="float" office:value="105.707" calcext:value-type="float">
            <text:p>105.707</text:p>
          </table:table-cell>
          <table:table-cell office:value-type="float" office:value="17410.7433624268" calcext:value-type="float">
            <text:p>17410.7433624268</text:p>
          </table:table-cell>
          <table:table-cell office:value-type="float" office:value="0.813" calcext:value-type="float">
            <text:p>0.813</text:p>
          </table:table-cell>
          <table:table-cell office:value-type="float" office:value="1.765" calcext:value-type="float">
            <text:p>1.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100:MaxDepth=15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2.087" calcext:value-type="float">
            <text:p>2.087</text:p>
          </table:table-cell>
          <table:table-cell office:value-type="float" office:value="0.707" calcext:value-type="float">
            <text:p>0.707</text:p>
          </table:table-cell>
          <table:table-cell office:value-type="float" office:value="75.8102368911107" calcext:value-type="float">
            <text:p>75.8102368911107</text:p>
          </table:table-cell>
          <table:table-cell office:value-type="float" office:value="44.767" calcext:value-type="float">
            <text:p>44.767</text:p>
          </table:table-cell>
          <table:table-cell office:value-type="float" office:value="9341.30132124822" calcext:value-type="float">
            <text:p>9341.30132124822</text:p>
          </table:table-cell>
          <table:table-cell office:value-type="float" office:value="0.811" calcext:value-type="float">
            <text:p>0.811</text:p>
          </table:table-cell>
          <table:table-cell office:value-type="float" office:value="1.725" calcext:value-type="float">
            <text:p>1.7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CrossEntropy:MinNodeSize=1%:NTrees=100:MaxDepth=5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/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40.832401119173" calcext:value-type="float">
            <text:p>340.832401119173</text:p>
          </table:table-cell>
          <table:table-cell table:style-name="ce1" office:value-type="float" office:value="19.692" calcext:value-type="float">
            <text:p>19.692</text:p>
          </table:table-cell>
          <table:table-cell table:style-name="ce1" office:value-type="float" office:value="104651.638804118" calcext:value-type="float">
            <text:p>104651.638804118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1.904" calcext:value-type="float">
            <text:p>1.90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CrossEntropy:MinNodeSize=1%:NTrees=100:MaxDepth=7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float" office:value="1.143" calcext:value-type="float">
            <text:p>1.143</text:p>
          </table:table-cell>
          <table:table-cell office:value-type="float" office:value="0.006" calcext:value-type="float">
            <text:p>0.006</text:p>
          </table:table-cell>
          <table:table-cell office:value-type="float" office:value="191.173161784808" calcext:value-type="float">
            <text:p>191.173161784808</text:p>
          </table:table-cell>
          <table:table-cell office:value-type="float" office:value="160.643" calcext:value-type="float">
            <text:p>160.643</text:p>
          </table:table-cell>
          <table:table-cell office:value-type="float" office:value="44340.8044227759" calcext:value-type="float">
            <text:p>44340.8044227759</text:p>
          </table:table-cell>
          <table:table-cell office:value-type="float" office:value="0.821" calcext:value-type="float">
            <text:p>0.821</text:p>
          </table:table-cell>
          <table:table-cell office:value-type="float" office:value="1.842" calcext:value-type="float">
            <text:p>1.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250:MaxDepth=10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float" office:value="1.307" calcext:value-type="float">
            <text:p>1.307</text:p>
          </table:table-cell>
          <table:table-cell office:value-type="float" office:value="0.29" calcext:value-type="float">
            <text:p>0.29</text:p>
          </table:table-cell>
          <table:table-cell office:value-type="float" office:value="418.169614950816" calcext:value-type="float">
            <text:p>418.169614950816</text:p>
          </table:table-cell>
          <table:table-cell office:value-type="float" office:value="292.394" calcext:value-type="float">
            <text:p>292.394</text:p>
          </table:table-cell>
          <table:table-cell office:value-type="float" office:value="201607.880874634" calcext:value-type="float">
            <text:p>201607.880874634</text:p>
          </table:table-cell>
          <table:table-cell office:value-type="float" office:value="0.805" calcext:value-type="float">
            <text:p>0.805</text:p>
          </table:table-cell>
          <table:table-cell office:value-type="float" office:value="1.582" calcext:value-type="float">
            <text:p>1.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250:MaxDepth=15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2.107" calcext:value-type="float">
            <text:p>2.107</text:p>
          </table:table-cell>
          <table:table-cell office:value-type="float" office:value="1.39" calcext:value-type="float">
            <text:p>1.39</text:p>
          </table:table-cell>
          <table:table-cell office:value-type="float" office:value="164.622280379136" calcext:value-type="float">
            <text:p>164.622280379136</text:p>
          </table:table-cell>
          <table:table-cell office:value-type="float" office:value="12.593" calcext:value-type="float">
            <text:p>12.593</text:p>
          </table:table-cell>
          <table:table-cell office:value-type="float" office:value="34499.0664132436" calcext:value-type="float">
            <text:p>34499.0664132436</text:p>
          </table:table-cell>
          <table:table-cell office:value-type="float" office:value="0.799" calcext:value-type="float">
            <text:p>0.799</text:p>
          </table:table-cell>
          <table:table-cell office:value-type="float" office:value="1.492" calcext:value-type="float">
            <text:p>1.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250:MaxDepth=5</text:p>
          </table:table-cell>
          <table:table-cell office:value-type="float" office:value="0.959" calcext:value-type="float">
            <text:p>0.959</text:p>
          </table:table-cell>
          <table:table-cell/>
          <table:table-cell office:value-type="float" office:value="1.457" calcext:value-type="float">
            <text:p>1.457</text:p>
          </table:table-cell>
          <table:table-cell office:value-type="float" office:value="0.153" calcext:value-type="float">
            <text:p>0.153</text:p>
          </table:table-cell>
          <table:table-cell office:value-type="float" office:value="148.663698765139" calcext:value-type="float">
            <text:p>148.663698765139</text:p>
          </table:table-cell>
          <table:table-cell office:value-type="float" office:value="93.211" calcext:value-type="float">
            <text:p>93.211</text:p>
          </table:table-cell>
          <table:table-cell office:value-type="float" office:value="21068.162361145" calcext:value-type="float">
            <text:p>21068.162361145</text:p>
          </table:table-cell>
          <table:table-cell office:value-type="float" office:value="0.826" calcext:value-type="float">
            <text:p>0.826</text:p>
          </table:table-cell>
          <table:table-cell office:value-type="float" office:value="1.849" calcext:value-type="float">
            <text:p>1.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250:MaxDepth=7</text:p>
          </table:table-cell>
          <table:table-cell office:value-type="float" office:value="1.547" calcext:value-type="float">
            <text:p>1.547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251" calcext:value-type="float">
            <text:p>0.251</text:p>
          </table:table-cell>
          <table:table-cell office:value-type="float" office:value="48.7793321534991" calcext:value-type="float">
            <text:p>48.7793321534991</text:p>
          </table:table-cell>
          <table:table-cell office:value-type="float" office:value="42.897" calcext:value-type="float">
            <text:p>42.897</text:p>
          </table:table-cell>
          <table:table-cell office:value-type="float" office:value="5463.44160928329" calcext:value-type="float">
            <text:p>5463.44160928329</text:p>
          </table:table-cell>
          <table:table-cell office:value-type="float" office:value="0.815" calcext:value-type="float">
            <text:p>0.815</text:p>
          </table:table-cell>
          <table:table-cell office:value-type="float" office:value="1.726" calcext:value-type="float">
            <text:p>1.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400:MaxDepth=10</text:p>
          </table:table-cell>
          <table:table-cell office:value-type="float" office:value="0.644" calcext:value-type="float">
            <text:p>0.644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298" calcext:value-type="float">
            <text:p>0.298</text:p>
          </table:table-cell>
          <table:table-cell office:value-type="float" office:value="270.215091243386" calcext:value-type="float">
            <text:p>270.215091243386</text:p>
          </table:table-cell>
          <table:table-cell office:value-type="float" office:value="298.596" calcext:value-type="float">
            <text:p>298.596</text:p>
          </table:table-cell>
          <table:table-cell office:value-type="float" office:value="117049.715858459" calcext:value-type="float">
            <text:p>117049.715858459</text:p>
          </table:table-cell>
          <table:table-cell office:value-type="float" office:value="0.797" calcext:value-type="float">
            <text:p>0.797</text:p>
          </table:table-cell>
          <table:table-cell office:value-type="float" office:value="1.437" calcext:value-type="float">
            <text:p>1.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400:MaxDepth=15</text:p>
          </table:table-cell>
          <table:table-cell office:value-type="float" office:value="0.618" calcext:value-type="float">
            <text:p>0.618</text:p>
          </table:table-cell>
          <table:table-cell/>
          <table:table-cell office:value-type="float" office:value="1.197" calcext:value-type="float">
            <text:p>1.197</text:p>
          </table:table-cell>
          <table:table-cell office:value-type="float" office:value="0.108" calcext:value-type="float">
            <text:p>0.108</text:p>
          </table:table-cell>
          <table:table-cell office:value-type="float" office:value="770.314445972443" calcext:value-type="float">
            <text:p>770.314445972443</text:p>
          </table:table-cell>
          <table:table-cell office:value-type="float" office:value="529.736" calcext:value-type="float">
            <text:p>529.736</text:p>
          </table:table-cell>
          <table:table-cell office:value-type="float" office:value="627843.30094401" calcext:value-type="float">
            <text:p>627843.3009440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43" calcext:value-type="float">
            <text:p>1.3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400:MaxDepth=5</text:p>
          </table:table-cell>
          <table:table-cell office:value-type="float" office:value="0.903" calcext:value-type="float">
            <text:p>0.903</text:p>
          </table:table-cell>
          <table:table-cell/>
          <table:table-cell office:value-type="float" office:value="2.607" calcext:value-type="float">
            <text:p>2.607</text:p>
          </table:table-cell>
          <table:table-cell office:value-type="float" office:value="2.333" calcext:value-type="float">
            <text:p>2.333</text:p>
          </table:table-cell>
          <table:table-cell office:value-type="float" office:value="177.712771085401" calcext:value-type="float">
            <text:p>177.712771085401</text:p>
          </table:table-cell>
          <table:table-cell office:value-type="float" office:value="148.791" calcext:value-type="float">
            <text:p>148.791</text:p>
          </table:table-cell>
          <table:table-cell office:value-type="float" office:value="33664.105028371" calcext:value-type="float">
            <text:p>33664.105028371</text:p>
          </table:table-cell>
          <table:table-cell office:value-type="float" office:value="0.824" calcext:value-type="float">
            <text:p>0.824</text:p>
          </table:table-cell>
          <table:table-cell office:value-type="float" office:value="1.805" calcext:value-type="float">
            <text:p>1.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400:MaxDepth=7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float" office:value="1.463" calcext:value-type="float">
            <text:p>1.463</text:p>
          </table:table-cell>
          <table:table-cell office:value-type="float" office:value="0.199" calcext:value-type="float">
            <text:p>0.199</text:p>
          </table:table-cell>
          <table:table-cell office:value-type="float" office:value="34.6052600170175" calcext:value-type="float">
            <text:p>34.6052600170175</text:p>
          </table:table-cell>
          <table:table-cell office:value-type="float" office:value="3.416" calcext:value-type="float">
            <text:p>3.416</text:p>
          </table:table-cell>
          <table:table-cell office:value-type="float" office:value="4148.22266896566" calcext:value-type="float">
            <text:p>4148.22266896566</text:p>
          </table:table-cell>
          <table:table-cell office:value-type="float" office:value="0.81" calcext:value-type="float">
            <text:p>0.81</text:p>
          </table:table-cell>
          <table:table-cell office:value-type="float" office:value="1.637" calcext:value-type="float">
            <text:p>1.6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600:MaxDepth=10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743" calcext:value-type="float">
            <text:p>0.743</text:p>
          </table:table-cell>
          <table:table-cell office:value-type="float" office:value="395.691943531235" calcext:value-type="float">
            <text:p>395.691943531235</text:p>
          </table:table-cell>
          <table:table-cell office:value-type="float" office:value="432.933" calcext:value-type="float">
            <text:p>432.933</text:p>
          </table:table-cell>
          <table:table-cell office:value-type="float" office:value="256964.367016872" calcext:value-type="float">
            <text:p>256964.367016872</text:p>
          </table:table-cell>
          <table:table-cell office:value-type="float" office:value="0.788" calcext:value-type="float">
            <text:p>0.788</text:p>
          </table:table-cell>
          <table:table-cell office:value-type="float" office:value="1.303" calcext:value-type="float">
            <text:p>1.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600:MaxDepth=15</text:p>
          </table:table-cell>
          <table:table-cell office:value-type="float" office:value="0.584" calcext:value-type="float">
            <text:p>0.584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525" calcext:value-type="float">
            <text:p>3.525</text:p>
          </table:table-cell>
          <table:table-cell office:value-type="float" office:value="87.4079664250215" calcext:value-type="float">
            <text:p>87.4079664250215</text:p>
          </table:table-cell>
          <table:table-cell office:value-type="float" office:value="11.315" calcext:value-type="float">
            <text:p>11.315</text:p>
          </table:table-cell>
          <table:table-cell office:value-type="float" office:value="15470.5580669045" calcext:value-type="float">
            <text:p>15470.5580669045</text:p>
          </table:table-cell>
          <table:table-cell office:value-type="float" office:value="0.782" calcext:value-type="float">
            <text:p>0.782</text:p>
          </table:table-cell>
          <table:table-cell office:value-type="float" office:value="1.186" calcext:value-type="float">
            <text:p>1.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600:MaxDepth=5</text:p>
          </table:table-cell>
          <table:table-cell office:value-type="float" office:value="0.846" calcext:value-type="float">
            <text:p>0.846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165" calcext:value-type="float">
            <text:p>0.165</text:p>
          </table:table-cell>
          <table:table-cell office:value-type="float" office:value="140.978062264621" calcext:value-type="float">
            <text:p>140.978062264621</text:p>
          </table:table-cell>
          <table:table-cell office:value-type="float" office:value="74.971" calcext:value-type="float">
            <text:p>74.971</text:p>
          </table:table-cell>
          <table:table-cell office:value-type="float" office:value="17813.5527748267" calcext:value-type="float">
            <text:p>17813.5527748267</text:p>
          </table:table-cell>
          <table:table-cell office:value-type="float" office:value="0.819" calcext:value-type="float">
            <text:p>0.819</text:p>
          </table:table-cell>
          <table:table-cell office:value-type="float" office:value="1.745" calcext:value-type="float">
            <text:p>1.7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MinNodeSize=1%:NTrees=600:MaxDepth=7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float" office:value="1.377" calcext:value-type="float">
            <text:p>1.377</text:p>
          </table:table-cell>
          <table:table-cell office:value-type="float" office:value="0.188" calcext:value-type="float">
            <text:p>0.188</text:p>
          </table:table-cell>
          <table:table-cell office:value-type="float" office:value="258.421866849065" calcext:value-type="float">
            <text:p>258.421866849065</text:p>
          </table:table-cell>
          <table:table-cell office:value-type="float" office:value="112.378" calcext:value-type="float">
            <text:p>112.378</text:p>
          </table:table-cell>
          <table:table-cell office:value-type="float" office:value="64364.2457224528" calcext:value-type="float">
            <text:p>64364.2457224528</text:p>
          </table:table-cell>
          <table:table-cell office:value-type="float" office:value="0.806" calcext:value-type="float">
            <text:p>0.806</text:p>
          </table:table-cell>
          <table:table-cell office:value-type="float" office:value="1.541" calcext:value-type="float">
            <text:p>1.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10%:MaxDepth=10</text:p>
          </table:table-cell>
          <table:table-cell office:value-type="float" office:value="0.845" calcext:value-type="float">
            <text:p>0.845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078" calcext:value-type="float">
            <text:p>0.078</text:p>
          </table:table-cell>
          <table:table-cell office:value-type="float" office:value="230.969513927897" calcext:value-type="float">
            <text:p>230.969513927897</text:p>
          </table:table-cell>
          <table:table-cell office:value-type="float" office:value="187.791" calcext:value-type="float">
            <text:p>187.791</text:p>
          </table:table-cell>
          <table:table-cell office:value-type="float" office:value="76331.1950627963" calcext:value-type="float">
            <text:p>76331.1950627963</text:p>
          </table:table-cell>
          <table:table-cell office:value-type="float" office:value="0.826" calcext:value-type="float">
            <text:p>0.826</text:p>
          </table:table-cell>
          <table:table-cell office:value-type="float" office:value="1.912" calcext:value-type="float">
            <text:p>1.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10%:MaxDepth=15</text:p>
          </table:table-cell>
          <table:table-cell office:value-type="float" office:value="0.844" calcext:value-type="float">
            <text:p>0.844</text:p>
          </table:table-cell>
          <table:table-cell/>
          <table:table-cell office:value-type="float" office:value="1.003" calcext:value-type="float">
            <text:p>1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402.64159767578" calcext:value-type="float">
            <text:p>402.64159767578</text:p>
          </table:table-cell>
          <table:table-cell office:value-type="float" office:value="171.106" calcext:value-type="float">
            <text:p>171.106</text:p>
          </table:table-cell>
          <table:table-cell office:value-type="float" office:value="191918.503226995" calcext:value-type="float">
            <text:p>191918.503226995</text:p>
          </table:table-cell>
          <table:table-cell office:value-type="float" office:value="0.83" calcext:value-type="float">
            <text:p>0.83</text:p>
          </table:table-cell>
          <table:table-cell office:value-type="float" office:value="1.925" calcext:value-type="float">
            <text:p>1.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10%:MaxDepth=5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0.038" calcext:value-type="float">
            <text:p>0.038</text:p>
          </table:table-cell>
          <table:table-cell office:value-type="float" office:value="320.753157662849" calcext:value-type="float">
            <text:p>320.753157662849</text:p>
          </table:table-cell>
          <table:table-cell office:value-type="float" office:value="21.785" calcext:value-type="float">
            <text:p>21.785</text:p>
          </table:table-cell>
          <table:table-cell office:value-type="float" office:value="108383.869239807" calcext:value-type="float">
            <text:p>108383.869239807</text:p>
          </table:table-cell>
          <table:table-cell office:value-type="float" office:value="0.829" calcext:value-type="float">
            <text:p>0.829</text:p>
          </table:table-cell>
          <table:table-cell office:value-type="float" office:value="1.922" calcext:value-type="float">
            <text:p>1.9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10%:MaxDepth=7</text:p>
          </table:table-cell>
          <table:table-cell office:value-type="float" office:value="0.832" calcext:value-type="float">
            <text:p>0.832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026" calcext:value-type="float">
            <text:p>0.026</text:p>
          </table:table-cell>
          <table:table-cell office:value-type="float" office:value="359.289129237334" calcext:value-type="float">
            <text:p>359.289129237334</text:p>
          </table:table-cell>
          <table:table-cell office:value-type="float" office:value="16.335" calcext:value-type="float">
            <text:p>16.335</text:p>
          </table:table-cell>
          <table:table-cell office:value-type="float" office:value="131385.323903402" calcext:value-type="float">
            <text:p>131385.323903402</text:p>
          </table:table-cell>
          <table:table-cell office:value-type="float" office:value="0.827" calcext:value-type="float">
            <text:p>0.827</text:p>
          </table:table-cell>
          <table:table-cell office:value-type="float" office:value="1.92" calcext:value-type="float">
            <text:p>1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2.5%:MaxDepth=10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0.238" calcext:value-type="float">
            <text:p>0.238</text:p>
          </table:table-cell>
          <table:table-cell office:value-type="float" office:value="52.1973192666968" calcext:value-type="float">
            <text:p>52.1973192666968</text:p>
          </table:table-cell>
          <table:table-cell office:value-type="float" office:value="19.512" calcext:value-type="float">
            <text:p>19.512</text:p>
          </table:table-cell>
          <table:table-cell office:value-type="float" office:value="5160.5809173584" calcext:value-type="float">
            <text:p>5160.5809173584</text:p>
          </table:table-cell>
          <table:table-cell office:value-type="float" office:value="0.813" calcext:value-type="float">
            <text:p>0.813</text:p>
          </table:table-cell>
          <table:table-cell office:value-type="float" office:value="1.707" calcext:value-type="float">
            <text:p>1.7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2.5%:MaxDepth=15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1.363" calcext:value-type="float">
            <text:p>1.363</text:p>
          </table:table-cell>
          <table:table-cell office:value-type="float" office:value="0.208" calcext:value-type="float">
            <text:p>0.208</text:p>
          </table:table-cell>
          <table:table-cell office:value-type="float" office:value="153.457962840796" calcext:value-type="float">
            <text:p>153.457962840796</text:p>
          </table:table-cell>
          <table:table-cell office:value-type="float" office:value="211.275" calcext:value-type="float">
            <text:p>211.275</text:p>
          </table:table-cell>
          <table:table-cell office:value-type="float" office:value="47063.4888203939" calcext:value-type="float">
            <text:p>47063.4888203939</text:p>
          </table:table-cell>
          <table:table-cell office:value-type="float" office:value="0.813" calcext:value-type="float">
            <text:p>0.813</text:p>
          </table:table-cell>
          <table:table-cell office:value-type="float" office:value="1.696" calcext:value-type="float">
            <text:p>1.6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2.5%:MaxDepth=5</text:p>
          </table:table-cell>
          <table:table-cell office:value-type="float" office:value="0.961" calcext:value-type="float">
            <text:p>0.961</text:p>
          </table:table-cell>
          <table:table-cell/>
          <table:table-cell office:value-type="float" office:value="1.267" calcext:value-type="float">
            <text:p>1.267</text:p>
          </table:table-cell>
          <table:table-cell office:value-type="float" office:value="0.075" calcext:value-type="float">
            <text:p>0.075</text:p>
          </table:table-cell>
          <table:table-cell office:value-type="float" office:value="168.585393746694" calcext:value-type="float">
            <text:p>168.585393746694</text:p>
          </table:table-cell>
          <table:table-cell office:value-type="float" office:value="86.469" calcext:value-type="float">
            <text:p>86.469</text:p>
          </table:table-cell>
          <table:table-cell office:value-type="float" office:value="23776.5732574463" calcext:value-type="float">
            <text:p>23776.5732574463</text:p>
          </table:table-cell>
          <table:table-cell office:value-type="float" office:value="0.824" calcext:value-type="float">
            <text:p>0.824</text:p>
          </table:table-cell>
          <table:table-cell office:value-type="float" office:value="1.833" calcext:value-type="float">
            <text:p>1.8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2.5%:MaxDepth=7</text:p>
          </table:table-cell>
          <table:table-cell office:value-type="float" office:value="0.816" calcext:value-type="float">
            <text:p>0.816</text:p>
          </table:table-cell>
          <table:table-cell/>
          <table:table-cell office:value-type="float" office:value="1.527" calcext:value-type="float">
            <text:p>1.527</text:p>
          </table:table-cell>
          <table:table-cell office:value-type="float" office:value="0.096" calcext:value-type="float">
            <text:p>0.096</text:p>
          </table:table-cell>
          <table:table-cell office:value-type="float" office:value="62.631735086441" calcext:value-type="float">
            <text:p>62.631735086441</text:p>
          </table:table-cell>
          <table:table-cell office:value-type="float" office:value="6.272" calcext:value-type="float">
            <text:p>6.272</text:p>
          </table:table-cell>
          <table:table-cell office:value-type="float" office:value="6283.37853240967" calcext:value-type="float">
            <text:p>6283.37853240967</text:p>
          </table:table-cell>
          <table:table-cell office:value-type="float" office:value="0.816" calcext:value-type="float">
            <text:p>0.816</text:p>
          </table:table-cell>
          <table:table-cell office:value-type="float" office:value="1.751" calcext:value-type="float">
            <text:p>1.7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5%:MaxDepth=10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.177" calcext:value-type="float">
            <text:p>1.177</text:p>
          </table:table-cell>
          <table:table-cell office:value-type="float" office:value="0.06" calcext:value-type="float">
            <text:p>0.06</text:p>
          </table:table-cell>
          <table:table-cell office:value-type="float" office:value="291.774517789483" calcext:value-type="float">
            <text:p>291.774517789483</text:p>
          </table:table-cell>
          <table:table-cell office:value-type="float" office:value="256.661" calcext:value-type="float">
            <text:p>256.661</text:p>
          </table:table-cell>
          <table:table-cell office:value-type="float" office:value="102649.851710856" calcext:value-type="float">
            <text:p>102649.851710856</text:p>
          </table:table-cell>
          <table:table-cell office:value-type="float" office:value="0.823" calcext:value-type="float">
            <text:p>0.823</text:p>
          </table:table-cell>
          <table:table-cell office:value-type="float" office:value="1.846" calcext:value-type="float">
            <text:p>1.8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5%:MaxDepth=15</text:p>
          </table:table-cell>
          <table:table-cell office:value-type="float" office:value="0.897" calcext:value-type="float">
            <text:p>0.897</text:p>
          </table:table-cell>
          <table:table-cell/>
          <table:table-cell office:value-type="float" office:value="1.157" calcext:value-type="float">
            <text:p>1.157</text:p>
          </table:table-cell>
          <table:table-cell office:value-type="float" office:value="0.032" calcext:value-type="float">
            <text:p>0.032</text:p>
          </table:table-cell>
          <table:table-cell office:value-type="float" office:value="438.656395420432" calcext:value-type="float">
            <text:p>438.656395420432</text:p>
          </table:table-cell>
          <table:table-cell office:value-type="float" office:value="40.158" calcext:value-type="float">
            <text:p>40.158</text:p>
          </table:table-cell>
          <table:table-cell office:value-type="float" office:value="159554.408084631" calcext:value-type="float">
            <text:p>159554.408084631</text:p>
          </table:table-cell>
          <table:table-cell office:value-type="float" office:value="0.821" calcext:value-type="float">
            <text:p>0.821</text:p>
          </table:table-cell>
          <table:table-cell office:value-type="float" office:value="1.843" calcext:value-type="float">
            <text:p>1.8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5%:MaxDepth=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.117" calcext:value-type="float">
            <text:p>1.117</text:p>
          </table:table-cell>
          <table:table-cell office:value-type="float" office:value="0.032" calcext:value-type="float">
            <text:p>0.032</text:p>
          </table:table-cell>
          <table:table-cell office:value-type="float" office:value="248.687272414565" calcext:value-type="float">
            <text:p>248.687272414565</text:p>
          </table:table-cell>
          <table:table-cell office:value-type="float" office:value="27.808" calcext:value-type="float">
            <text:p>27.808</text:p>
          </table:table-cell>
          <table:table-cell office:value-type="float" office:value="55989.3764292399" calcext:value-type="float">
            <text:p>55989.3764292399</text:p>
          </table:table-cell>
          <table:table-cell office:value-type="float" office:value="0.824" calcext:value-type="float">
            <text:p>0.824</text:p>
          </table:table-cell>
          <table:table-cell office:value-type="float" office:value="1.866" calcext:value-type="float">
            <text:p>1.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5%:MaxDepth=7</text:p>
          </table:table-cell>
          <table:table-cell office:value-type="float" office:value="0.827" calcext:value-type="float">
            <text:p>0.827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6.39368310074" calcext:value-type="float">
            <text:p>186.39368310074</text:p>
          </table:table-cell>
          <table:table-cell office:value-type="float" office:value="126.631" calcext:value-type="float">
            <text:p>126.631</text:p>
          </table:table-cell>
          <table:table-cell office:value-type="float" office:value="38079.9963494937" calcext:value-type="float">
            <text:p>38079.9963494937</text:p>
          </table:table-cell>
          <table:table-cell office:value-type="float" office:value="0.825" calcext:value-type="float">
            <text:p>0.825</text:p>
          </table:table-cell>
          <table:table-cell office:value-type="float" office:value="1.853" calcext:value-type="float">
            <text:p>1.8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7.5%:MaxDepth=10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float" office:value="1.103" calcext:value-type="float">
            <text:p>1.103</text:p>
          </table:table-cell>
          <table:table-cell office:value-type="float" office:value="0.031" calcext:value-type="float">
            <text:p>0.031</text:p>
          </table:table-cell>
          <table:table-cell office:value-type="float" office:value="269.278768348197" calcext:value-type="float">
            <text:p>269.278768348197</text:p>
          </table:table-cell>
          <table:table-cell office:value-type="float" office:value="32.034" calcext:value-type="float">
            <text:p>32.034</text:p>
          </table:table-cell>
          <table:table-cell office:value-type="float" office:value="63803.4148678382" calcext:value-type="float">
            <text:p>63803.4148678382</text:p>
          </table:table-cell>
          <table:table-cell office:value-type="float" office:value="0.827" calcext:value-type="float">
            <text:p>0.827</text:p>
          </table:table-cell>
          <table:table-cell office:value-type="float" office:value="1.892" calcext:value-type="float">
            <text:p>1.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7.5%:MaxDepth=15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1.083" calcext:value-type="float">
            <text:p>1.083</text:p>
          </table:table-cell>
          <table:table-cell office:value-type="float" office:value="0.038" calcext:value-type="float">
            <text:p>0.038</text:p>
          </table:table-cell>
          <table:table-cell office:value-type="float" office:value="264.51830128332" calcext:value-type="float">
            <text:p>264.51830128332</text:p>
          </table:table-cell>
          <table:table-cell office:value-type="float" office:value="17.941" calcext:value-type="float">
            <text:p>17.941</text:p>
          </table:table-cell>
          <table:table-cell office:value-type="float" office:value="66417.848062257" calcext:value-type="float">
            <text:p>66417.848062257</text:p>
          </table:table-cell>
          <table:table-cell office:value-type="float" office:value="0.826" calcext:value-type="float">
            <text:p>0.826</text:p>
          </table:table-cell>
          <table:table-cell office:value-type="float" office:value="1.895" calcext:value-type="float">
            <text:p>1.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7.5%:MaxDepth=5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1.107" calcext:value-type="float">
            <text:p>1.107</text:p>
          </table:table-cell>
          <table:table-cell office:value-type="float" office:value="0.023" calcext:value-type="float">
            <text:p>0.023</text:p>
          </table:table-cell>
          <table:table-cell office:value-type="float" office:value="291.466500503321" calcext:value-type="float">
            <text:p>291.466500503321</text:p>
          </table:table-cell>
          <table:table-cell office:value-type="float" office:value="12.97" calcext:value-type="float">
            <text:p>12.97</text:p>
          </table:table-cell>
          <table:table-cell office:value-type="float" office:value="75625.9470621745" calcext:value-type="float">
            <text:p>75625.9470621745</text:p>
          </table:table-cell>
          <table:table-cell office:value-type="float" office:value="0.83" calcext:value-type="float">
            <text:p>0.83</text:p>
          </table:table-cell>
          <table:table-cell office:value-type="float" office:value="1.904" calcext:value-type="float">
            <text:p>1.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CrossEntropy:NTrees=400:MinNodeSize=7.5%:MaxDepth=7</text:p>
          </table:table-cell>
          <table:table-cell office:value-type="float" office:value="0.843" calcext:value-type="float">
            <text:p>0.843</text:p>
          </table:table-cell>
          <table:table-cell/>
          <table:table-cell office:value-type="float" office:value="1.123" calcext:value-type="float">
            <text:p>1.123</text:p>
          </table:table-cell>
          <table:table-cell office:value-type="float" office:value="0.021" calcext:value-type="float">
            <text:p>0.021</text:p>
          </table:table-cell>
          <table:table-cell office:value-type="float" office:value="282.484866884847" calcext:value-type="float">
            <text:p>282.484866884847</text:p>
          </table:table-cell>
          <table:table-cell office:value-type="float" office:value="30.505" calcext:value-type="float">
            <text:p>30.505</text:p>
          </table:table-cell>
          <table:table-cell office:value-type="float" office:value="71116.0247033238" calcext:value-type="float">
            <text:p>71116.0247033238</text:p>
          </table:table-cell>
          <table:table-cell office:value-type="float" office:value="0.828" calcext:value-type="float">
            <text:p>0.828</text:p>
          </table:table-cell>
          <table:table-cell office:value-type="float" office:value="1.905" calcext:value-type="float">
            <text:p>1.9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%:NTrees=100</text:p>
          </table:table-cell>
          <table:table-cell office:value-type="float" office:value="0.899" calcext:value-type="float">
            <text:p>0.899</text:p>
          </table:table-cell>
          <table:table-cell/>
          <table:table-cell office:value-type="float" office:value="0.878" calcext:value-type="float">
            <text:p>0.878</text:p>
          </table:table-cell>
          <table:table-cell office:value-type="float" office:value="0.015" calcext:value-type="float">
            <text:p>0.015</text:p>
          </table:table-cell>
          <table:table-cell office:value-type="float" office:value="938.883250037829" calcext:value-type="float">
            <text:p>938.883250037829</text:p>
          </table:table-cell>
          <table:table-cell office:value-type="float" office:value="267.324" calcext:value-type="float">
            <text:p>267.324</text:p>
          </table:table-cell>
          <table:table-cell office:value-type="float" office:value="1251892.02345785" calcext:value-type="float">
            <text:p>1251892.02345785</text:p>
          </table:table-cell>
          <table:table-cell office:value-type="float" office:value="0.833" calcext:value-type="float">
            <text:p>0.833</text:p>
          </table:table-cell>
          <table:table-cell office:value-type="float" office:value="1.974" calcext:value-type="float">
            <text:p>1.9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GiniIndexWithLaplace:MaxDepth=3:MinNodeSize=1%:NTrees=1000</text:p>
          </table:table-cell>
          <table:table-cell table:style-name="ce1" office:value-type="float" office:value="1.007" calcext:value-type="float">
            <text:p>1.007</text:p>
          </table:table-cell>
          <table:table-cell table:style-name="ce1"/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2.220898422102" calcext:value-type="float">
            <text:p>632.220898422102</text:p>
          </table:table-cell>
          <table:table-cell table:style-name="ce1" office:value-type="float" office:value="10.635" calcext:value-type="float">
            <text:p>10.635</text:p>
          </table:table-cell>
          <table:table-cell table:style-name="ce1" office:value-type="float" office:value="395650.286254883" calcext:value-type="float">
            <text:p>395650.286254883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1.963" calcext:value-type="float">
            <text:p>1.96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%:NTrees=250</text:p>
          </table:table-cell>
          <table:table-cell office:value-type="float" office:value="0.941" calcext:value-type="float">
            <text:p>0.941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03" calcext:value-type="float">
            <text:p>0.03</text:p>
          </table:table-cell>
          <table:table-cell office:value-type="float" office:value="847.102099170288" calcext:value-type="float">
            <text:p>847.102099170288</text:p>
          </table:table-cell>
          <table:table-cell office:value-type="float" office:value="98.617" calcext:value-type="float">
            <text:p>98.617</text:p>
          </table:table-cell>
          <table:table-cell office:value-type="float" office:value="884452.645731608" calcext:value-type="float">
            <text:p>884452.645731608</text:p>
          </table:table-cell>
          <table:table-cell office:value-type="float" office:value="0.838" calcext:value-type="float">
            <text:p>0.838</text:p>
          </table:table-cell>
          <table:table-cell office:value-type="float" office:value="1.972" calcext:value-type="float">
            <text:p>1.9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%:NTrees=400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float" office:value="1.005" calcext:value-type="float">
            <text:p>1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684.756502747536" calcext:value-type="float">
            <text:p>684.756502747536</text:p>
          </table:table-cell>
          <table:table-cell office:value-type="float" office:value="38.951" calcext:value-type="float">
            <text:p>38.951</text:p>
          </table:table-cell>
          <table:table-cell office:value-type="float" office:value="482990.409306844" calcext:value-type="float">
            <text:p>482990.409306844</text:p>
          </table:table-cell>
          <table:table-cell office:value-type="float" office:value="0.84" calcext:value-type="float">
            <text:p>0.84</text:p>
          </table:table-cell>
          <table:table-cell office:value-type="float" office:value="1.971" calcext:value-type="float">
            <text:p>1.9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%:NTrees=600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623.583774939179" calcext:value-type="float">
            <text:p>623.583774939179</text:p>
          </table:table-cell>
          <table:table-cell office:value-type="float" office:value="90.959" calcext:value-type="float">
            <text:p>90.959</text:p>
          </table:table-cell>
          <table:table-cell office:value-type="float" office:value="394512.773829142" calcext:value-type="float">
            <text:p>394512.773829142</text:p>
          </table:table-cell>
          <table:table-cell office:value-type="float" office:value="0.841" calcext:value-type="float">
            <text:p>0.841</text:p>
          </table:table-cell>
          <table:table-cell office:value-type="float" office:value="1.97" calcext:value-type="float">
            <text:p>1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GiniIndexWithLaplace:MaxDepth=3:MinNodeSize=10%:NTrees=100</text:p>
          </table:table-cell>
          <table:table-cell table:style-name="ce1" office:value-type="float" office:value="0.814" calcext:value-type="float">
            <text:p>0.814</text:p>
          </table:table-cell>
          <table:table-cell table:style-name="ce1"/>
          <table:table-cell table:style-name="ce1" office:value-type="float" office:value="0.816" calcext:value-type="float">
            <text:p>0.81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314.01317083836" calcext:value-type="float">
            <text:p>1314.01317083836</text:p>
          </table:table-cell>
          <table:table-cell table:style-name="ce1" office:value-type="float" office:value="433.77" calcext:value-type="float">
            <text:p>433.77</text:p>
          </table:table-cell>
          <table:table-cell table:style-name="ce1" office:value-type="float" office:value="2866949.50830078" calcext:value-type="float">
            <text:p>2866949.50830078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1.976" calcext:value-type="float">
            <text:p>1.976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0%:NTrees=1000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1111.44423015912" calcext:value-type="float">
            <text:p>1111.44423015912</text:p>
          </table:table-cell>
          <table:table-cell office:value-type="float" office:value="90.084" calcext:value-type="float">
            <text:p>90.084</text:p>
          </table:table-cell>
          <table:table-cell office:value-type="float" office:value="1488143.578125" calcext:value-type="float">
            <text:p>1488143.578125</text:p>
          </table:table-cell>
          <table:table-cell office:value-type="float" office:value="0.837" calcext:value-type="float">
            <text:p>0.837</text:p>
          </table:table-cell>
          <table:table-cell office:value-type="float" office:value="1.969" calcext:value-type="float">
            <text:p>1.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0%:NTrees=250</text:p>
          </table:table-cell>
          <table:table-cell office:value-type="float" office:value="0.844" calcext:value-type="float">
            <text:p>0.844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006" calcext:value-type="float">
            <text:p>0.006</text:p>
          </table:table-cell>
          <table:table-cell office:value-type="float" office:value="1230.27597014109" calcext:value-type="float">
            <text:p>1230.27597014109</text:p>
          </table:table-cell>
          <table:table-cell office:value-type="float" office:value="135.318" calcext:value-type="float">
            <text:p>135.318</text:p>
          </table:table-cell>
          <table:table-cell office:value-type="float" office:value="2098544.94401042" calcext:value-type="float">
            <text:p>2098544.94401042</text:p>
          </table:table-cell>
          <table:table-cell office:value-type="float" office:value="0.833" calcext:value-type="float">
            <text:p>0.833</text:p>
          </table:table-cell>
          <table:table-cell office:value-type="float" office:value="1.976" calcext:value-type="float">
            <text:p>1.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0%:NTrees=400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0.006" calcext:value-type="float">
            <text:p>0.006</text:p>
          </table:table-cell>
          <table:table-cell office:value-type="float" office:value="1164.69683315357" calcext:value-type="float">
            <text:p>1164.69683315357</text:p>
          </table:table-cell>
          <table:table-cell office:value-type="float" office:value="32.966" calcext:value-type="float">
            <text:p>32.966</text:p>
          </table:table-cell>
          <table:table-cell office:value-type="float" office:value="1792002.70589193" calcext:value-type="float">
            <text:p>1792002.70589193</text:p>
          </table:table-cell>
          <table:table-cell office:value-type="float" office:value="0.835" calcext:value-type="float">
            <text:p>0.835</text:p>
          </table:table-cell>
          <table:table-cell office:value-type="float" office:value="1.974" calcext:value-type="float">
            <text:p>1.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10%:NTrees=600</text:p>
          </table:table-cell>
          <table:table-cell office:value-type="float" office:value="0.877" calcext:value-type="float">
            <text:p>0.877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0.006" calcext:value-type="float">
            <text:p>0.006</text:p>
          </table:table-cell>
          <table:table-cell office:value-type="float" office:value="1206.54350703955" calcext:value-type="float">
            <text:p>1206.54350703955</text:p>
          </table:table-cell>
          <table:table-cell office:value-type="float" office:value="174.778" calcext:value-type="float">
            <text:p>174.778</text:p>
          </table:table-cell>
          <table:table-cell office:value-type="float" office:value="1868126.64347331" calcext:value-type="float">
            <text:p>1868126.64347331</text:p>
          </table:table-cell>
          <table:table-cell office:value-type="float" office:value="0.834" calcext:value-type="float">
            <text:p>0.834</text:p>
          </table:table-cell>
          <table:table-cell office:value-type="float" office:value="1.969" calcext:value-type="float">
            <text:p>1.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2.5%:NTrees=100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0.002" calcext:value-type="float">
            <text:p>0.002</text:p>
          </table:table-cell>
          <table:table-cell office:value-type="float" office:value="775.737121254206" calcext:value-type="float">
            <text:p>775.737121254206</text:p>
          </table:table-cell>
          <table:table-cell office:value-type="float" office:value="171.367" calcext:value-type="float">
            <text:p>171.367</text:p>
          </table:table-cell>
          <table:table-cell office:value-type="float" office:value="840948.291727702" calcext:value-type="float">
            <text:p>840948.291727702</text:p>
          </table:table-cell>
          <table:table-cell office:value-type="float" office:value="0.833" calcext:value-type="float">
            <text:p>0.833</text:p>
          </table:table-cell>
          <table:table-cell office:value-type="float" office:value="1.975" calcext:value-type="float">
            <text:p>1.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2.5%:NTrees=1000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718.365852514903" calcext:value-type="float">
            <text:p>718.365852514903</text:p>
          </table:table-cell>
          <table:table-cell office:value-type="float" office:value="26.1" calcext:value-type="float">
            <text:p>26.1</text:p>
          </table:table-cell>
          <table:table-cell office:value-type="float" office:value="524588.583241781" calcext:value-type="float">
            <text:p>524588.583241781</text:p>
          </table:table-cell>
          <table:table-cell office:value-type="float" office:value="0.843" calcext:value-type="float">
            <text:p>0.843</text:p>
          </table:table-cell>
          <table:table-cell office:value-type="float" office:value="1.963" calcext:value-type="float">
            <text:p>1.9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2.5%:NTrees=250</text:p>
          </table:table-cell>
          <table:table-cell office:value-type="float" office:value="0.946" calcext:value-type="float">
            <text:p>0.946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012" calcext:value-type="float">
            <text:p>0.012</text:p>
          </table:table-cell>
          <table:table-cell office:value-type="float" office:value="745.007112820943" calcext:value-type="float">
            <text:p>745.007112820943</text:p>
          </table:table-cell>
          <table:table-cell office:value-type="float" office:value="40.346" calcext:value-type="float">
            <text:p>40.346</text:p>
          </table:table-cell>
          <table:table-cell office:value-type="float" office:value="650789.730957031" calcext:value-type="float">
            <text:p>650789.730957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972" calcext:value-type="float">
            <text:p>1.9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2.5%:NTrees=400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0.981" calcext:value-type="float">
            <text:p>0.981</text:p>
          </table:table-cell>
          <table:table-cell office:value-type="float" office:value="0.005" calcext:value-type="float">
            <text:p>0.005</text:p>
          </table:table-cell>
          <table:table-cell office:value-type="float" office:value="646.410389820735" calcext:value-type="float">
            <text:p>646.410389820735</text:p>
          </table:table-cell>
          <table:table-cell office:value-type="float" office:value="30.362" calcext:value-type="float">
            <text:p>30.362</text:p>
          </table:table-cell>
          <table:table-cell office:value-type="float" office:value="443969.657582601" calcext:value-type="float">
            <text:p>443969.657582601</text:p>
          </table:table-cell>
          <table:table-cell office:value-type="float" office:value="0.841" calcext:value-type="float">
            <text:p>0.841</text:p>
          </table:table-cell>
          <table:table-cell office:value-type="float" office:value="1.974" calcext:value-type="float">
            <text:p>1.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2.5%:NTrees=600</text:p>
          </table:table-cell>
          <table:table-cell office:value-type="float" office:value="0.995" calcext:value-type="float">
            <text:p>0.995</text:p>
          </table:table-cell>
          <table:table-cell/>
          <table:table-cell office:value-type="float" office:value="0.986" calcext:value-type="float">
            <text:p>0.986</text:p>
          </table:table-cell>
          <table:table-cell office:value-type="float" office:value="0.007" calcext:value-type="float">
            <text:p>0.007</text:p>
          </table:table-cell>
          <table:table-cell office:value-type="float" office:value="628.179618301491" calcext:value-type="float">
            <text:p>628.179618301491</text:p>
          </table:table-cell>
          <table:table-cell office:value-type="float" office:value="13.233" calcext:value-type="float">
            <text:p>13.233</text:p>
          </table:table-cell>
          <table:table-cell office:value-type="float" office:value="420150.579101562" calcext:value-type="float">
            <text:p>420150.579101562</text:p>
          </table:table-cell>
          <table:table-cell office:value-type="float" office:value="0.841" calcext:value-type="float">
            <text:p>0.841</text:p>
          </table:table-cell>
          <table:table-cell office:value-type="float" office:value="1.969" calcext:value-type="float">
            <text:p>1.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5%:NTrees=100</text:p>
          </table:table-cell>
          <table:table-cell office:value-type="float" office:value="0.857" calcext:value-type="float">
            <text:p>0.857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0.019" calcext:value-type="float">
            <text:p>0.019</text:p>
          </table:table-cell>
          <table:table-cell office:value-type="float" office:value="1025.19371906916" calcext:value-type="float">
            <text:p>1025.19371906916</text:p>
          </table:table-cell>
          <table:table-cell office:value-type="float" office:value="22.805" calcext:value-type="float">
            <text:p>22.805</text:p>
          </table:table-cell>
          <table:table-cell office:value-type="float" office:value="1467610.79085286" calcext:value-type="float">
            <text:p>1467610.79085286</text:p>
          </table:table-cell>
          <table:table-cell office:value-type="float" office:value="0.832" calcext:value-type="float">
            <text:p>0.832</text:p>
          </table:table-cell>
          <table:table-cell office:value-type="float" office:value="1.977" calcext:value-type="float">
            <text:p>1.9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5%:NTrees=1000</text:p>
          </table:table-cell>
          <table:table-cell office:value-type="float" office:value="0.954" calcext:value-type="float">
            <text:p>0.954</text:p>
          </table:table-cell>
          <table:table-cell/>
          <table:table-cell office:value-type="float" office:value="0.977" calcext:value-type="float">
            <text:p>0.977</text:p>
          </table:table-cell>
          <table:table-cell office:value-type="float" office:value="0.017" calcext:value-type="float">
            <text:p>0.017</text:p>
          </table:table-cell>
          <table:table-cell office:value-type="float" office:value="836.322548419237" calcext:value-type="float">
            <text:p>836.322548419237</text:p>
          </table:table-cell>
          <table:table-cell office:value-type="float" office:value="65.112" calcext:value-type="float">
            <text:p>65.112</text:p>
          </table:table-cell>
          <table:table-cell office:value-type="float" office:value="755886.674845378" calcext:value-type="float">
            <text:p>755886.674845378</text:p>
          </table:table-cell>
          <table:table-cell office:value-type="float" office:value="0.839" calcext:value-type="float">
            <text:p>0.839</text:p>
          </table:table-cell>
          <table:table-cell office:value-type="float" office:value="1.96" calcext:value-type="float">
            <text:p>1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5%:NTrees=250</text:p>
          </table:table-cell>
          <table:table-cell office:value-type="float" office:value="0.914" calcext:value-type="float">
            <text:p>0.914</text:p>
          </table:table-cell>
          <table:table-cell/>
          <table:table-cell office:value-type="float" office:value="0.914" calcext:value-type="float">
            <text:p>0.914</text:p>
          </table:table-cell>
          <table:table-cell office:value-type="float" office:value="0.016" calcext:value-type="float">
            <text:p>0.016</text:p>
          </table:table-cell>
          <table:table-cell office:value-type="float" office:value="983.880087077618" calcext:value-type="float">
            <text:p>983.880087077618</text:p>
          </table:table-cell>
          <table:table-cell office:value-type="float" office:value="117.973" calcext:value-type="float">
            <text:p>117.973</text:p>
          </table:table-cell>
          <table:table-cell office:value-type="float" office:value="1195255.9039917" calcext:value-type="float">
            <text:p>1195255.9039917</text:p>
          </table:table-cell>
          <table:table-cell office:value-type="float" office:value="0.838" calcext:value-type="float">
            <text:p>0.838</text:p>
          </table:table-cell>
          <table:table-cell office:value-type="float" office:value="1.971" calcext:value-type="float">
            <text:p>1.9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5%:NTrees=400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934" calcext:value-type="float">
            <text:p>0.934</text:p>
          </table:table-cell>
          <table:table-cell office:value-type="float" office:value="0.016" calcext:value-type="float">
            <text:p>0.016</text:p>
          </table:table-cell>
          <table:table-cell office:value-type="float" office:value="752.693190927307" calcext:value-type="float">
            <text:p>752.693190927307</text:p>
          </table:table-cell>
          <table:table-cell office:value-type="float" office:value="55.011" calcext:value-type="float">
            <text:p>55.011</text:p>
          </table:table-cell>
          <table:table-cell office:value-type="float" office:value="664684.962987264" calcext:value-type="float">
            <text:p>664684.962987264</text:p>
          </table:table-cell>
          <table:table-cell office:value-type="float" office:value="0.838" calcext:value-type="float">
            <text:p>0.838</text:p>
          </table:table-cell>
          <table:table-cell office:value-type="float" office:value="1.975" calcext:value-type="float">
            <text:p>1.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5%:NTrees=600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0.949" calcext:value-type="float">
            <text:p>0.949</text:p>
          </table:table-cell>
          <table:table-cell office:value-type="float" office:value="0.007" calcext:value-type="float">
            <text:p>0.007</text:p>
          </table:table-cell>
          <table:table-cell office:value-type="float" office:value="875.5977914234" calcext:value-type="float">
            <text:p>875.5977914234</text:p>
          </table:table-cell>
          <table:table-cell office:value-type="float" office:value="69.621" calcext:value-type="float">
            <text:p>69.621</text:p>
          </table:table-cell>
          <table:table-cell office:value-type="float" office:value="872854.592854818" calcext:value-type="float">
            <text:p>872854.592854818</text:p>
          </table:table-cell>
          <table:table-cell office:value-type="float" office:value="0.84" calcext:value-type="float">
            <text:p>0.84</text:p>
          </table:table-cell>
          <table:table-cell office:value-type="float" office:value="1.969" calcext:value-type="float">
            <text:p>1.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7.5%:NTrees=100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842" calcext:value-type="float">
            <text:p>0.842</text:p>
          </table:table-cell>
          <table:table-cell office:value-type="float" office:value="0.006" calcext:value-type="float">
            <text:p>0.006</text:p>
          </table:table-cell>
          <table:table-cell office:value-type="float" office:value="1078.70286721736" calcext:value-type="float">
            <text:p>1078.70286721736</text:p>
          </table:table-cell>
          <table:table-cell office:value-type="float" office:value="325.23" calcext:value-type="float">
            <text:p>325.23</text:p>
          </table:table-cell>
          <table:table-cell office:value-type="float" office:value="1785772.22392782" calcext:value-type="float">
            <text:p>1785772.22392782</text:p>
          </table:table-cell>
          <table:table-cell office:value-type="float" office:value="0.831" calcext:value-type="float">
            <text:p>0.831</text:p>
          </table:table-cell>
          <table:table-cell office:value-type="float" office:value="1.975" calcext:value-type="float">
            <text:p>1.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7.5%:NTrees=1000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0.951" calcext:value-type="float">
            <text:p>0.951</text:p>
          </table:table-cell>
          <table:table-cell office:value-type="float" office:value="0.012" calcext:value-type="float">
            <text:p>0.012</text:p>
          </table:table-cell>
          <table:table-cell office:value-type="float" office:value="875.722680384914" calcext:value-type="float">
            <text:p>875.722680384914</text:p>
          </table:table-cell>
          <table:table-cell office:value-type="float" office:value="91.262" calcext:value-type="float">
            <text:p>91.262</text:p>
          </table:table-cell>
          <table:table-cell office:value-type="float" office:value="873885.558517456" calcext:value-type="float">
            <text:p>873885.558517456</text:p>
          </table:table-cell>
          <table:table-cell office:value-type="float" office:value="0.839" calcext:value-type="float">
            <text:p>0.839</text:p>
          </table:table-cell>
          <table:table-cell office:value-type="float" office:value="1.965" calcext:value-type="float">
            <text:p>1.9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7.5%:NTrees=250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0.909" calcext:value-type="float">
            <text:p>0.909</text:p>
          </table:table-cell>
          <table:table-cell office:value-type="float" office:value="0.019" calcext:value-type="float">
            <text:p>0.019</text:p>
          </table:table-cell>
          <table:table-cell office:value-type="float" office:value="1042.33898063501" calcext:value-type="float">
            <text:p>1042.33898063501</text:p>
          </table:table-cell>
          <table:table-cell office:value-type="float" office:value="99.646" calcext:value-type="float">
            <text:p>99.646</text:p>
          </table:table-cell>
          <table:table-cell office:value-type="float" office:value="1365483.4580485" calcext:value-type="float">
            <text:p>1365483.4580485</text:p>
          </table:table-cell>
          <table:table-cell office:value-type="float" office:value="0.835" calcext:value-type="float">
            <text:p>0.835</text:p>
          </table:table-cell>
          <table:table-cell office:value-type="float" office:value="1.973" calcext:value-type="float">
            <text:p>1.9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7.5%:NTrees=400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01" calcext:value-type="float">
            <text:p>0.01</text:p>
          </table:table-cell>
          <table:table-cell office:value-type="float" office:value="985.608905747533" calcext:value-type="float">
            <text:p>985.608905747533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1184048.87351735" calcext:value-type="float">
            <text:p>1184048.87351735</text:p>
          </table:table-cell>
          <table:table-cell office:value-type="float" office:value="0.838" calcext:value-type="float">
            <text:p>0.838</text:p>
          </table:table-cell>
          <table:table-cell office:value-type="float" office:value="1.974" calcext:value-type="float">
            <text:p>1.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axDepth=3:MinNodeSize=7.5%:NTrees=600</text:p>
          </table:table-cell>
          <table:table-cell office:value-type="float" office:value="0.924" calcext:value-type="float">
            <text:p>0.924</text:p>
          </table:table-cell>
          <table:table-cell/>
          <table:table-cell office:value-type="float" office:value="0.941" calcext:value-type="float">
            <text:p>0.941</text:p>
          </table:table-cell>
          <table:table-cell office:value-type="float" office:value="0.009" calcext:value-type="float">
            <text:p>0.009</text:p>
          </table:table-cell>
          <table:table-cell office:value-type="float" office:value="1005.90998500586" calcext:value-type="float">
            <text:p>1005.90998500586</text:p>
          </table:table-cell>
          <table:table-cell office:value-type="float" office:value="57.758" calcext:value-type="float">
            <text:p>57.758</text:p>
          </table:table-cell>
          <table:table-cell office:value-type="float" office:value="1169064.60139974" calcext:value-type="float">
            <text:p>1169064.60139974</text:p>
          </table:table-cell>
          <table:table-cell office:value-type="float" office:value="0.838" calcext:value-type="float">
            <text:p>0.838</text:p>
          </table:table-cell>
          <table:table-cell office:value-type="float" office:value="1.972" calcext:value-type="float">
            <text:p>1.9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0:MaxDepth=10</text:p>
          </table:table-cell>
          <table:table-cell office:value-type="float" office:value="0.949" calcext:value-type="float">
            <text:p>0.949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241" calcext:value-type="float">
            <text:p>0.241</text:p>
          </table:table-cell>
          <table:table-cell office:value-type="float" office:value="481.441499272982" calcext:value-type="float">
            <text:p>481.441499272982</text:p>
          </table:table-cell>
          <table:table-cell office:value-type="float" office:value="724.705" calcext:value-type="float">
            <text:p>724.705</text:p>
          </table:table-cell>
          <table:table-cell office:value-type="float" office:value="537890.416750352" calcext:value-type="float">
            <text:p>537890.416750352</text:p>
          </table:table-cell>
          <table:table-cell office:value-type="float" office:value="0.82" calcext:value-type="float">
            <text:p>0.82</text:p>
          </table:table-cell>
          <table:table-cell office:value-type="float" office:value="1.694" calcext:value-type="float">
            <text:p>1.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0:MaxDepth=15</text:p>
          </table:table-cell>
          <table:table-cell office:value-type="float" office:value="0.677" calcext:value-type="float">
            <text:p>0.677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208" calcext:value-type="float">
            <text:p>0.208</text:p>
          </table:table-cell>
          <table:table-cell office:value-type="float" office:value="983.077665875355" calcext:value-type="float">
            <text:p>983.077665875355</text:p>
          </table:table-cell>
          <table:table-cell office:value-type="float" office:value="837.074" calcext:value-type="float">
            <text:p>837.074</text:p>
          </table:table-cell>
          <table:table-cell office:value-type="float" office:value="1324242.41837819" calcext:value-type="float">
            <text:p>1324242.41837819</text:p>
          </table:table-cell>
          <table:table-cell office:value-type="float" office:value="0.816" calcext:value-type="float">
            <text:p>0.816</text:p>
          </table:table-cell>
          <table:table-cell office:value-type="float" office:value="1.639" calcext:value-type="float">
            <text:p>1.6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0:MaxDepth=5</text:p>
          </table:table-cell>
          <table:table-cell office:value-type="float" office:value="1.021" calcext:value-type="float">
            <text:p>1.021</text:p>
          </table:table-cell>
          <table:table-cell/>
          <table:table-cell office:value-type="float" office:value="1.133" calcext:value-type="float">
            <text:p>1.133</text:p>
          </table:table-cell>
          <table:table-cell office:value-type="float" office:value="0.042" calcext:value-type="float">
            <text:p>0.042</text:p>
          </table:table-cell>
          <table:table-cell office:value-type="float" office:value="490.684291054805" calcext:value-type="float">
            <text:p>490.684291054805</text:p>
          </table:table-cell>
          <table:table-cell office:value-type="float" office:value="282.799" calcext:value-type="float">
            <text:p>282.799</text:p>
          </table:table-cell>
          <table:table-cell office:value-type="float" office:value="246973.053270976" calcext:value-type="float">
            <text:p>246973.053270976</text:p>
          </table:table-cell>
          <table:table-cell office:value-type="float" office:value="0.838" calcext:value-type="float">
            <text:p>0.838</text:p>
          </table:table-cell>
          <table:table-cell office:value-type="float" office:value="1.889" calcext:value-type="float">
            <text:p>1.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0:MaxDepth=7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1.143" calcext:value-type="float">
            <text:p>1.143</text:p>
          </table:table-cell>
          <table:table-cell office:value-type="float" office:value="0.015" calcext:value-type="float">
            <text:p>0.015</text:p>
          </table:table-cell>
          <table:table-cell office:value-type="float" office:value="1078.2811616833" calcext:value-type="float">
            <text:p>1078.2811616833</text:p>
          </table:table-cell>
          <table:table-cell office:value-type="float" office:value="146.215" calcext:value-type="float">
            <text:p>146.215</text:p>
          </table:table-cell>
          <table:table-cell office:value-type="float" office:value="931476.863141378" calcext:value-type="float">
            <text:p>931476.863141378</text:p>
          </table:table-cell>
          <table:table-cell office:value-type="float" office:value="0.828" calcext:value-type="float">
            <text:p>0.828</text:p>
          </table:table-cell>
          <table:table-cell office:value-type="float" office:value="1.798" calcext:value-type="float">
            <text:p>1.7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:MaxDepth=10</text:p>
          </table:table-cell>
          <table:table-cell office:value-type="float" office:value="0.974" calcext:value-type="float">
            <text:p>0.974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.02" calcext:value-type="float">
            <text:p>0.02</text:p>
          </table:table-cell>
          <table:table-cell office:value-type="float" office:value="891.325837055842" calcext:value-type="float">
            <text:p>891.325837055842</text:p>
          </table:table-cell>
          <table:table-cell office:value-type="float" office:value="50.145" calcext:value-type="float">
            <text:p>50.145</text:p>
          </table:table-cell>
          <table:table-cell office:value-type="float" office:value="711510.33211263" calcext:value-type="float">
            <text:p>711510.33211263</text:p>
          </table:table-cell>
          <table:table-cell office:value-type="float" office:value="0.834" calcext:value-type="float">
            <text:p>0.834</text:p>
          </table:table-cell>
          <table:table-cell office:value-type="float" office:value="1.922" calcext:value-type="float">
            <text:p>1.9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:MaxDepth=15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615" calcext:value-type="float">
            <text:p>0.615</text:p>
          </table:table-cell>
          <table:table-cell office:value-type="float" office:value="572.947685758273" calcext:value-type="float">
            <text:p>572.947685758273</text:p>
          </table:table-cell>
          <table:table-cell office:value-type="float" office:value="451.275" calcext:value-type="float">
            <text:p>451.275</text:p>
          </table:table-cell>
          <table:table-cell office:value-type="float" office:value="403156.789763928" calcext:value-type="float">
            <text:p>403156.789763928</text:p>
          </table:table-cell>
          <table:table-cell office:value-type="float" office:value="0.831" calcext:value-type="float">
            <text:p>0.831</text:p>
          </table:table-cell>
          <table:table-cell office:value-type="float" office:value="1.9" calcext:value-type="float">
            <text:p>1.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GiniIndexWithLaplace:MinNodeSize=1%:NTrees=100:MaxDepth=5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/>
          <table:table-cell table:style-name="ce1" office:value-type="float" office:value="1.006" calcext:value-type="float">
            <text:p>1.006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622.318316767613" calcext:value-type="float">
            <text:p>622.318316767613</text:p>
          </table:table-cell>
          <table:table-cell table:style-name="ce1" office:value-type="float" office:value="285.931" calcext:value-type="float">
            <text:p>285.931</text:p>
          </table:table-cell>
          <table:table-cell table:style-name="ce1" office:value-type="float" office:value="460254.697441101" calcext:value-type="float">
            <text:p>460254.69744110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1.966" calcext:value-type="float">
            <text:p>1.966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GiniIndexWithLaplace:MinNodeSize=1%:NTrees=100:MaxDepth=7</text:p>
          </table:table-cell>
          <table:table-cell office:value-type="float" office:value="1.014" calcext:value-type="float">
            <text:p>1.014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714.91408850501" calcext:value-type="float">
            <text:p>714.91408850501</text:p>
          </table:table-cell>
          <table:table-cell office:value-type="float" office:value="248.28" calcext:value-type="float">
            <text:p>248.28</text:p>
          </table:table-cell>
          <table:table-cell office:value-type="float" office:value="533922.148590088" calcext:value-type="float">
            <text:p>533922.148590088</text:p>
          </table:table-cell>
          <table:table-cell office:value-type="float" office:value="0.837" calcext:value-type="float">
            <text:p>0.837</text:p>
          </table:table-cell>
          <table:table-cell office:value-type="float" office:value="1.947" calcext:value-type="float">
            <text:p>1.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250:MaxDepth=10</text:p>
          </table:table-cell>
          <table:table-cell office:value-type="float" office:value="0.964" calcext:value-type="float">
            <text:p>0.964</text:p>
          </table:table-cell>
          <table:table-cell/>
          <table:table-cell office:value-type="float" office:value="1.137" calcext:value-type="float">
            <text:p>1.137</text:p>
          </table:table-cell>
          <table:table-cell office:value-type="float" office:value="0.006" calcext:value-type="float">
            <text:p>0.006</text:p>
          </table:table-cell>
          <table:table-cell office:value-type="float" office:value="592.749804136654" calcext:value-type="float">
            <text:p>592.749804136654</text:p>
          </table:table-cell>
          <table:table-cell office:value-type="float" office:value="389.06" calcext:value-type="float">
            <text:p>389.06</text:p>
          </table:table-cell>
          <table:table-cell office:value-type="float" office:value="365091.677619934" calcext:value-type="float">
            <text:p>365091.677619934</text:p>
          </table:table-cell>
          <table:table-cell office:value-type="float" office:value="0.83" calcext:value-type="float">
            <text:p>0.83</text:p>
          </table:table-cell>
          <table:table-cell office:value-type="float" office:value="1.86" calcext:value-type="float">
            <text:p>1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250:MaxDepth=15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float" office:value="1.117" calcext:value-type="float">
            <text:p>1.117</text:p>
          </table:table-cell>
          <table:table-cell office:value-type="float" office:value="0.021" calcext:value-type="float">
            <text:p>0.021</text:p>
          </table:table-cell>
          <table:table-cell office:value-type="float" office:value="762.96381196628" calcext:value-type="float">
            <text:p>762.96381196628</text:p>
          </table:table-cell>
          <table:table-cell office:value-type="float" office:value="157.496" calcext:value-type="float">
            <text:p>157.496</text:p>
          </table:table-cell>
          <table:table-cell office:value-type="float" office:value="498710.121225993" calcext:value-type="float">
            <text:p>498710.121225993</text:p>
          </table:table-cell>
          <table:table-cell office:value-type="float" office:value="0.827" calcext:value-type="float">
            <text:p>0.827</text:p>
          </table:table-cell>
          <table:table-cell office:value-type="float" office:value="1.833" calcext:value-type="float">
            <text:p>1.8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250:MaxDepth=5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2" calcext:value-type="float">
            <text:p>0.02</text:p>
          </table:table-cell>
          <table:table-cell office:value-type="float" office:value="800.309762378534" calcext:value-type="float">
            <text:p>800.309762378534</text:p>
          </table:table-cell>
          <table:table-cell office:value-type="float" office:value="15.965" calcext:value-type="float">
            <text:p>15.965</text:p>
          </table:table-cell>
          <table:table-cell office:value-type="float" office:value="602234.164672852" calcext:value-type="float">
            <text:p>602234.164672852</text:p>
          </table:table-cell>
          <table:table-cell office:value-type="float" office:value="0.84" calcext:value-type="float">
            <text:p>0.84</text:p>
          </table:table-cell>
          <table:table-cell office:value-type="float" office:value="1.949" calcext:value-type="float">
            <text:p>1.9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250:MaxDepth=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float" office:value="1.153" calcext:value-type="float">
            <text:p>1.153</text:p>
          </table:table-cell>
          <table:table-cell office:value-type="float" office:value="0.093" calcext:value-type="float">
            <text:p>0.093</text:p>
          </table:table-cell>
          <table:table-cell office:value-type="float" office:value="403.331194815536" calcext:value-type="float">
            <text:p>403.331194815536</text:p>
          </table:table-cell>
          <table:table-cell office:value-type="float" office:value="411.811" calcext:value-type="float">
            <text:p>411.811</text:p>
          </table:table-cell>
          <table:table-cell office:value-type="float" office:value="236690.645817836" calcext:value-type="float">
            <text:p>236690.645817836</text:p>
          </table:table-cell>
          <table:table-cell office:value-type="float" office:value="0.836" calcext:value-type="float">
            <text:p>0.836</text:p>
          </table:table-cell>
          <table:table-cell office:value-type="float" office:value="1.904" calcext:value-type="float">
            <text:p>1.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400:MaxDepth=10</text:p>
          </table:table-cell>
          <table:table-cell office:value-type="float" office:value="0.874" calcext:value-type="float">
            <text:p>0.874</text:p>
          </table:table-cell>
          <table:table-cell/>
          <table:table-cell office:value-type="float" office:value="1.113" calcext:value-type="float">
            <text:p>1.113</text:p>
          </table:table-cell>
          <table:table-cell office:value-type="float" office:value="0.025" calcext:value-type="float">
            <text:p>0.025</text:p>
          </table:table-cell>
          <table:table-cell office:value-type="float" office:value="876.397287448247" calcext:value-type="float">
            <text:p>876.397287448247</text:p>
          </table:table-cell>
          <table:table-cell office:value-type="float" office:value="326.794" calcext:value-type="float">
            <text:p>326.794</text:p>
          </table:table-cell>
          <table:table-cell office:value-type="float" office:value="708382.497741699" calcext:value-type="float">
            <text:p>708382.497741699</text:p>
          </table:table-cell>
          <table:table-cell office:value-type="float" office:value="0.827" calcext:value-type="float">
            <text:p>0.827</text:p>
          </table:table-cell>
          <table:table-cell office:value-type="float" office:value="1.816" calcext:value-type="float">
            <text:p>1.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400:MaxDepth=15</text:p>
          </table:table-cell>
          <table:table-cell office:value-type="float" office:value="0.854" calcext:value-type="float">
            <text:p>0.854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017" calcext:value-type="float">
            <text:p>0.017</text:p>
          </table:table-cell>
          <table:table-cell office:value-type="float" office:value="900.796126107375" calcext:value-type="float">
            <text:p>900.796126107375</text:p>
          </table:table-cell>
          <table:table-cell office:value-type="float" office:value="183.184" calcext:value-type="float">
            <text:p>183.184</text:p>
          </table:table-cell>
          <table:table-cell office:value-type="float" office:value="697942.558268229" calcext:value-type="float">
            <text:p>697942.558268229</text:p>
          </table:table-cell>
          <table:table-cell office:value-type="float" office:value="0.824" calcext:value-type="float">
            <text:p>0.824</text:p>
          </table:table-cell>
          <table:table-cell office:value-type="float" office:value="1.783" calcext:value-type="float">
            <text:p>1.7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eparationType=GiniIndexWithLaplace:MinNodeSize=1%:NTrees=400:MaxDepth=5</text:p>
          </table:table-cell>
          <table:table-cell table:style-name="ce3" office:value-type="float" office:value="1.023" calcext:value-type="float">
            <text:p>1.023</text:p>
          </table:table-cell>
          <table:table-cell table:style-name="ce3"/>
          <table:table-cell table:style-name="ce3" office:value-type="float" office:value="1.267" calcext:value-type="float">
            <text:p>1.267</text:p>
          </table:table-cell>
          <table:table-cell table:style-name="ce3" office:value-type="float" office:value="0.315" calcext:value-type="float">
            <text:p>0.315</text:p>
          </table:table-cell>
          <table:table-cell table:style-name="ce3" office:value-type="float" office:value="574.094988743464" calcext:value-type="float">
            <text:p>574.094988743464</text:p>
          </table:table-cell>
          <table:table-cell table:style-name="ce3" office:value-type="float" office:value="474.336" calcext:value-type="float">
            <text:p>474.336</text:p>
          </table:table-cell>
          <table:table-cell table:style-name="ce3" office:value-type="float" office:value="417959.427497447" calcext:value-type="float">
            <text:p>417959.427497447</text:p>
          </table:table-cell>
          <table:table-cell table:style-name="ce3" office:value-type="float" office:value="0.841" calcext:value-type="float">
            <text:p>0.841</text:p>
          </table:table-cell>
          <table:table-cell table:style-name="ce3" office:value-type="float" office:value="1.938" calcext:value-type="float">
            <text:p>1.938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SeparationType=GiniIndexWithLaplace:MinNodeSize=1%:NTrees=400:MaxDepth=7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02" calcext:value-type="float">
            <text:p>0.02</text:p>
          </table:table-cell>
          <table:table-cell office:value-type="float" office:value="703.563976163665" calcext:value-type="float">
            <text:p>703.563976163665</text:p>
          </table:table-cell>
          <table:table-cell office:value-type="float" office:value="278.15" calcext:value-type="float">
            <text:p>278.15</text:p>
          </table:table-cell>
          <table:table-cell office:value-type="float" office:value="430288.761415879" calcext:value-type="float">
            <text:p>430288.761415879</text:p>
          </table:table-cell>
          <table:table-cell office:value-type="float" office:value="0.834" calcext:value-type="float">
            <text:p>0.834</text:p>
          </table:table-cell>
          <table:table-cell office:value-type="float" office:value="1.876" calcext:value-type="float">
            <text:p>1.8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600:MaxDepth=10</text:p>
          </table:table-cell>
          <table:table-cell office:value-type="float" office:value="0.922" calcext:value-type="float">
            <text:p>0.922</text:p>
          </table:table-cell>
          <table:table-cell/>
          <table:table-cell office:value-type="float" office:value="1.267" calcext:value-type="float">
            <text:p>1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798.114898249507" calcext:value-type="float">
            <text:p>798.114898249507</text:p>
          </table:table-cell>
          <table:table-cell office:value-type="float" office:value="682.552" calcext:value-type="float">
            <text:p>682.552</text:p>
          </table:table-cell>
          <table:table-cell office:value-type="float" office:value="789846.498257717" calcext:value-type="float">
            <text:p>789846.498257717</text:p>
          </table:table-cell>
          <table:table-cell office:value-type="float" office:value="0.823" calcext:value-type="float">
            <text:p>0.823</text:p>
          </table:table-cell>
          <table:table-cell office:value-type="float" office:value="1.771" calcext:value-type="float">
            <text:p>1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MinNodeSize=1%:NTrees=600:MaxDepth=15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1.063" calcext:value-type="float">
            <text:p>1.063</text:p>
          </table:table-cell>
          <table:table-cell office:value-type="float" office:value="0.025" calcext:value-type="float">
            <text:p>0.025</text:p>
          </table:table-cell>
          <table:table-cell office:value-type="float" office:value="1316.11896237483" calcext:value-type="float">
            <text:p>1316.11896237483</text:p>
          </table:table-cell>
          <table:table-cell office:value-type="float" office:value="691.271" calcext:value-type="float">
            <text:p>691.271</text:p>
          </table:table-cell>
          <table:table-cell office:value-type="float" office:value="1918048.08822862" calcext:value-type="float">
            <text:p>1918048.08822862</text:p>
          </table:table-cell>
          <table:table-cell office:value-type="float" office:value="0.819" calcext:value-type="float">
            <text:p>0.819</text:p>
          </table:table-cell>
          <table:table-cell office:value-type="float" office:value="1.727" calcext:value-type="float">
            <text:p>1.7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GiniIndexWithLaplace:MinNodeSize=1%:NTrees=600:MaxDepth=5</text:p>
          </table:table-cell>
          <table:table-cell table:style-name="ce1" office:value-type="float" office:value="1.033" calcext:value-type="float">
            <text:p>1.033</text:p>
          </table:table-cell>
          <table:table-cell table:style-name="ce1"/>
          <table:table-cell table:style-name="ce1" office:value-type="float" office:value="1.107" calcext:value-type="float">
            <text:p>1.10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667.808630034328" calcext:value-type="float">
            <text:p>667.808630034328</text:p>
          </table:table-cell>
          <table:table-cell table:style-name="ce1" office:value-type="float" office:value="267.794" calcext:value-type="float">
            <text:p>267.794</text:p>
          </table:table-cell>
          <table:table-cell table:style-name="ce1" office:value-type="float" office:value="420304.153477987" calcext:value-type="float">
            <text:p>420304.153477987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1.916" calcext:value-type="float">
            <text:p>1.916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GiniIndexWithLaplace:MinNodeSize=1%:NTrees=600:MaxDepth=7</text:p>
          </table:table-cell>
          <table:table-cell office:value-type="float" office:value="0.969" calcext:value-type="float">
            <text:p>0.969</text:p>
          </table:table-cell>
          <table:table-cell/>
          <table:table-cell office:value-type="float" office:value="1.173" calcext:value-type="float">
            <text:p>1.173</text:p>
          </table:table-cell>
          <table:table-cell office:value-type="float" office:value="0.021" calcext:value-type="float">
            <text:p>0.021</text:p>
          </table:table-cell>
          <table:table-cell office:value-type="float" office:value="671.938734278083" calcext:value-type="float">
            <text:p>671.938734278083</text:p>
          </table:table-cell>
          <table:table-cell office:value-type="float" office:value="368.771" calcext:value-type="float">
            <text:p>368.771</text:p>
          </table:table-cell>
          <table:table-cell office:value-type="float" office:value="411695.941426595" calcext:value-type="float">
            <text:p>411695.941426595</text:p>
          </table:table-cell>
          <table:table-cell office:value-type="float" office:value="0.832" calcext:value-type="float">
            <text:p>0.832</text:p>
          </table:table-cell>
          <table:table-cell office:value-type="float" office:value="1.845" calcext:value-type="float">
            <text:p>1.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10%:MaxDepth=10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0.947" calcext:value-type="float">
            <text:p>0.947</text:p>
          </table:table-cell>
          <table:table-cell office:value-type="float" office:value="0.017" calcext:value-type="float">
            <text:p>0.017</text:p>
          </table:table-cell>
          <table:table-cell office:value-type="float" office:value="1071.79917953412" calcext:value-type="float">
            <text:p>1071.79917953412</text:p>
          </table:table-cell>
          <table:table-cell office:value-type="float" office:value="122.243" calcext:value-type="float">
            <text:p>122.243</text:p>
          </table:table-cell>
          <table:table-cell office:value-type="float" office:value="1315866.15128581" calcext:value-type="float">
            <text:p>1315866.15128581</text:p>
          </table:table-cell>
          <table:table-cell office:value-type="float" office:value="0.836" calcext:value-type="float">
            <text:p>0.836</text:p>
          </table:table-cell>
          <table:table-cell office:value-type="float" office:value="1.96" calcext:value-type="float">
            <text:p>1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10%:MaxDepth=15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956" calcext:value-type="float">
            <text:p>0.956</text:p>
          </table:table-cell>
          <table:table-cell office:value-type="float" office:value="0.012" calcext:value-type="float">
            <text:p>0.012</text:p>
          </table:table-cell>
          <table:table-cell office:value-type="float" office:value="967.889036486546" calcext:value-type="float">
            <text:p>967.889036486546</text:p>
          </table:table-cell>
          <table:table-cell office:value-type="float" office:value="83.499" calcext:value-type="float">
            <text:p>83.499</text:p>
          </table:table-cell>
          <table:table-cell office:value-type="float" office:value="1043668.6443278" calcext:value-type="float">
            <text:p>1043668.6443278</text:p>
          </table:table-cell>
          <table:table-cell office:value-type="float" office:value="0.836" calcext:value-type="float">
            <text:p>0.836</text:p>
          </table:table-cell>
          <table:table-cell office:value-type="float" office:value="1.958" calcext:value-type="float">
            <text:p>1.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10%:MaxDepth=5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22" calcext:value-type="float">
            <text:p>0.022</text:p>
          </table:table-cell>
          <table:table-cell office:value-type="float" office:value="1044.8664616247" calcext:value-type="float">
            <text:p>1044.8664616247</text:p>
          </table:table-cell>
          <table:table-cell office:value-type="float" office:value="120.889" calcext:value-type="float">
            <text:p>120.889</text:p>
          </table:table-cell>
          <table:table-cell office:value-type="float" office:value="1275082.29040527" calcext:value-type="float">
            <text:p>1275082.29040527</text:p>
          </table:table-cell>
          <table:table-cell office:value-type="float" office:value="0.836" calcext:value-type="float">
            <text:p>0.836</text:p>
          </table:table-cell>
          <table:table-cell office:value-type="float" office:value="1.956" calcext:value-type="float">
            <text:p>1.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10%:MaxDepth=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41" calcext:value-type="float">
            <text:p>0.941</text:p>
          </table:table-cell>
          <table:table-cell office:value-type="float" office:value="0.006" calcext:value-type="float">
            <text:p>0.006</text:p>
          </table:table-cell>
          <table:table-cell office:value-type="float" office:value="1071.70540823539" calcext:value-type="float">
            <text:p>1071.70540823539</text:p>
          </table:table-cell>
          <table:table-cell office:value-type="float" office:value="109.642" calcext:value-type="float">
            <text:p>109.642</text:p>
          </table:table-cell>
          <table:table-cell office:value-type="float" office:value="1322370.21223958" calcext:value-type="float">
            <text:p>1322370.21223958</text:p>
          </table:table-cell>
          <table:table-cell office:value-type="float" office:value="0.836" calcext:value-type="float">
            <text:p>0.836</text:p>
          </table:table-cell>
          <table:table-cell office:value-type="float" office:value="1.961" calcext:value-type="float">
            <text:p>1.9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2.5%:MaxDepth=10</text:p>
          </table:table-cell>
          <table:table-cell office:value-type="float" office:value="0.903" calcext:value-type="float">
            <text:p>0.903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2" calcext:value-type="float">
            <text:p>0.02</text:p>
          </table:table-cell>
          <table:table-cell office:value-type="float" office:value="1045.60650233179" calcext:value-type="float">
            <text:p>1045.60650233179</text:p>
          </table:table-cell>
          <table:table-cell office:value-type="float" office:value="102.763" calcext:value-type="float">
            <text:p>102.763</text:p>
          </table:table-cell>
          <table:table-cell office:value-type="float" office:value="917608.886189779" calcext:value-type="float">
            <text:p>917608.886189779</text:p>
          </table:table-cell>
          <table:table-cell office:value-type="float" office:value="0.831" calcext:value-type="float">
            <text:p>0.831</text:p>
          </table:table-cell>
          <table:table-cell office:value-type="float" office:value="1.832" calcext:value-type="float">
            <text:p>1.8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2.5%:MaxDepth=1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26" calcext:value-type="float">
            <text:p>0.026</text:p>
          </table:table-cell>
          <table:table-cell office:value-type="float" office:value="947.343057637413" calcext:value-type="float">
            <text:p>947.343057637413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712951.227238973" calcext:value-type="float">
            <text:p>712951.227238973</text:p>
          </table:table-cell>
          <table:table-cell office:value-type="float" office:value="0.829" calcext:value-type="float">
            <text:p>0.829</text:p>
          </table:table-cell>
          <table:table-cell office:value-type="float" office:value="1.822" calcext:value-type="float">
            <text:p>1.8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2.5%:MaxDepth=5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float" office:value="1.103" calcext:value-type="float">
            <text:p>1.103</text:p>
          </table:table-cell>
          <table:table-cell office:value-type="float" office:value="0.023" calcext:value-type="float">
            <text:p>0.023</text:p>
          </table:table-cell>
          <table:table-cell office:value-type="float" office:value="865.794612164299" calcext:value-type="float">
            <text:p>865.794612164299</text:p>
          </table:table-cell>
          <table:table-cell office:value-type="float" office:value="47.558" calcext:value-type="float">
            <text:p>47.558</text:p>
          </table:table-cell>
          <table:table-cell office:value-type="float" office:value="634221.092547099" calcext:value-type="float">
            <text:p>634221.092547099</text:p>
          </table:table-cell>
          <table:table-cell office:value-type="float" office:value="0.838" calcext:value-type="float">
            <text:p>0.838</text:p>
          </table:table-cell>
          <table:table-cell office:value-type="float" office:value="1.906" calcext:value-type="float">
            <text:p>1.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2.5%:MaxDepth=7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017" calcext:value-type="float">
            <text:p>0.017</text:p>
          </table:table-cell>
          <table:table-cell office:value-type="float" office:value="1017.46331207454" calcext:value-type="float">
            <text:p>1017.46331207454</text:p>
          </table:table-cell>
          <table:table-cell office:value-type="float" office:value="30.017" calcext:value-type="float">
            <text:p>30.017</text:p>
          </table:table-cell>
          <table:table-cell office:value-type="float" office:value="812168.71959432" calcext:value-type="float">
            <text:p>812168.71959432</text:p>
          </table:table-cell>
          <table:table-cell office:value-type="float" office:value="0.833" calcext:value-type="float">
            <text:p>0.833</text:p>
          </table:table-cell>
          <table:table-cell office:value-type="float" office:value="1.86" calcext:value-type="float">
            <text:p>1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5%:MaxDepth=10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float" office:value="1.053" calcext:value-type="float">
            <text:p>1.053</text:p>
          </table:table-cell>
          <table:table-cell office:value-type="float" office:value="0.006" calcext:value-type="float">
            <text:p>0.006</text:p>
          </table:table-cell>
          <table:table-cell office:value-type="float" office:value="936.346552068988" calcext:value-type="float">
            <text:p>936.346552068988</text:p>
          </table:table-cell>
          <table:table-cell office:value-type="float" office:value="107.437" calcext:value-type="float">
            <text:p>107.437</text:p>
          </table:table-cell>
          <table:table-cell office:value-type="float" office:value="808835.187795003" calcext:value-type="float">
            <text:p>808835.187795003</text:p>
          </table:table-cell>
          <table:table-cell office:value-type="float" office:value="0.837" calcext:value-type="float">
            <text:p>0.837</text:p>
          </table:table-cell>
          <table:table-cell office:value-type="float" office:value="1.91" calcext:value-type="float">
            <text:p>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5%:MaxDepth=15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  <table:table-cell office:value-type="float" office:value="998.218367670973" calcext:value-type="float">
            <text:p>998.218367670973</text:p>
          </table:table-cell>
          <table:table-cell office:value-type="float" office:value="209.038" calcext:value-type="float">
            <text:p>209.038</text:p>
          </table:table-cell>
          <table:table-cell office:value-type="float" office:value="952798.624511719" calcext:value-type="float">
            <text:p>952798.624511719</text:p>
          </table:table-cell>
          <table:table-cell office:value-type="float" office:value="0.837" calcext:value-type="float">
            <text:p>0.837</text:p>
          </table:table-cell>
          <table:table-cell office:value-type="float" office:value="1.913" calcext:value-type="float">
            <text:p>1.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5%:MaxDepth=5</text:p>
          </table:table-cell>
          <table:table-cell office:value-type="float" office:value="0.945" calcext:value-type="float">
            <text:p>0.945</text:p>
          </table:table-cell>
          <table:table-cell/>
          <table:table-cell office:value-type="float" office:value="1.047" calcext:value-type="float">
            <text:p>1.047</text:p>
          </table:table-cell>
          <table:table-cell office:value-type="float" office:value="0.032" calcext:value-type="float">
            <text:p>0.032</text:p>
          </table:table-cell>
          <table:table-cell office:value-type="float" office:value="867.65281572938" calcext:value-type="float">
            <text:p>867.65281572938</text:p>
          </table:table-cell>
          <table:table-cell office:value-type="float" office:value="116.285" calcext:value-type="float">
            <text:p>116.285</text:p>
          </table:table-cell>
          <table:table-cell office:value-type="float" office:value="717854.266194662" calcext:value-type="float">
            <text:p>717854.266194662</text:p>
          </table:table-cell>
          <table:table-cell office:value-type="float" office:value="0.838" calcext:value-type="float">
            <text:p>0.838</text:p>
          </table:table-cell>
          <table:table-cell office:value-type="float" office:value="1.932" calcext:value-type="float">
            <text:p>1.9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5%:MaxDepth=7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float" office:value="1.053" calcext:value-type="float">
            <text:p>1.053</text:p>
          </table:table-cell>
          <table:table-cell office:value-type="float" office:value="0.012" calcext:value-type="float">
            <text:p>0.012</text:p>
          </table:table-cell>
          <table:table-cell office:value-type="float" office:value="915.039153983196" calcext:value-type="float">
            <text:p>915.039153983196</text:p>
          </table:table-cell>
          <table:table-cell office:value-type="float" office:value="79.611" calcext:value-type="float">
            <text:p>79.611</text:p>
          </table:table-cell>
          <table:table-cell office:value-type="float" office:value="776082.912434896" calcext:value-type="float">
            <text:p>776082.912434896</text:p>
          </table:table-cell>
          <table:table-cell office:value-type="float" office:value="0.837" calcext:value-type="float">
            <text:p>0.837</text:p>
          </table:table-cell>
          <table:table-cell office:value-type="float" office:value="1.914" calcext:value-type="float">
            <text:p>1.9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7.5%:MaxDepth=10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0.01" calcext:value-type="float">
            <text:p>0.01</text:p>
          </table:table-cell>
          <table:table-cell office:value-type="float" office:value="912.546857371926" calcext:value-type="float">
            <text:p>912.546857371926</text:p>
          </table:table-cell>
          <table:table-cell office:value-type="float" office:value="79.088" calcext:value-type="float">
            <text:p>79.088</text:p>
          </table:table-cell>
          <table:table-cell office:value-type="float" office:value="866972.93858846" calcext:value-type="float">
            <text:p>866972.93858846</text:p>
          </table:table-cell>
          <table:table-cell office:value-type="float" office:value="0.837" calcext:value-type="float">
            <text:p>0.837</text:p>
          </table:table-cell>
          <table:table-cell office:value-type="float" office:value="1.941" calcext:value-type="float">
            <text:p>1.9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parationType=GiniIndexWithLaplace:NTrees=1000:MinNodeSize=7.5%:MaxDepth=15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/>
          <table:table-cell table:style-name="ce1" office:value-type="float" office:value="1.001" calcext:value-type="float">
            <text:p>1.001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911.486239989599" calcext:value-type="float">
            <text:p>911.486239989599</text:p>
          </table:table-cell>
          <table:table-cell table:style-name="ce1" office:value-type="float" office:value="79.507" calcext:value-type="float">
            <text:p>79.507</text:p>
          </table:table-cell>
          <table:table-cell table:style-name="ce1" office:value-type="float" office:value="845298.820292155" calcext:value-type="float">
            <text:p>845298.82029215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1.949" calcext:value-type="float">
            <text:p>1.949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7.5%:MaxDepth=5</text:p>
          </table:table-cell>
          <table:table-cell office:value-type="float" office:value="0.918" calcext:value-type="float">
            <text:p>0.918</text:p>
          </table:table-cell>
          <table:table-cell/>
          <table:table-cell office:value-type="float" office:value="0.987" calcext:value-type="float">
            <text:p>0.987</text:p>
          </table:table-cell>
          <table:table-cell office:value-type="float" office:value="0.012" calcext:value-type="float">
            <text:p>0.012</text:p>
          </table:table-cell>
          <table:table-cell office:value-type="float" office:value="1004.60555763294" calcext:value-type="float">
            <text:p>1004.60555763294</text:p>
          </table:table-cell>
          <table:table-cell office:value-type="float" office:value="127.719" calcext:value-type="float">
            <text:p>127.719</text:p>
          </table:table-cell>
          <table:table-cell office:value-type="float" office:value="1071857.31545003" calcext:value-type="float">
            <text:p>1071857.31545003</text:p>
          </table:table-cell>
          <table:table-cell office:value-type="float" office:value="0.837" calcext:value-type="float">
            <text:p>0.837</text:p>
          </table:table-cell>
          <table:table-cell office:value-type="float" office:value="1.944" calcext:value-type="float">
            <text:p>1.9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Type=GiniIndexWithLaplace:NTrees=1000:MinNodeSize=7.5%:MaxDepth=7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948.34594164292" calcext:value-type="float">
            <text:p>948.34594164292</text:p>
          </table:table-cell>
          <table:table-cell office:value-type="float" office:value="94.66" calcext:value-type="float">
            <text:p>94.66</text:p>
          </table:table-cell>
          <table:table-cell office:value-type="float" office:value="920833.258178711" calcext:value-type="float">
            <text:p>920833.258178711</text:p>
          </table:table-cell>
          <table:table-cell office:value-type="float" office:value="0.837" calcext:value-type="float">
            <text:p>0.837</text:p>
          </table:table-cell>
          <table:table-cell office:value-type="float" office:value="1.942" calcext:value-type="float">
            <text:p>1.94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3:27:36.020749171</dc:date>
    <meta:editing-duration>PT1H48M4S</meta:editing-duration>
    <meta:editing-cycles>1</meta:editing-cycles>
    <meta:document-statistic meta:table-count="1" meta:cell-count="1108" meta:object-count="0"/>
    <meta:generator>LibreOffice/6.0.7.3$Linux_X86_64 LibreOffice_project/00m0$Build-3</meta:generator>
  </office:meta>
</office:document-meta>
</file>